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80000001B703F746331726076.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6800000149EECD99619D7B80D8.png" manifest:media-type="image/png"/>
  <manifest:file-entry manifest:full-path="Pictures/10000001000000B5000002109F685BD64DD1E717.png" manifest:media-type="image/png"/>
  <manifest:file-entry manifest:full-path="Pictures/100000010000011800000077B5FF2786EA526241.png" manifest:media-type="image/png"/>
  <manifest:file-entry manifest:full-path="Pictures/100000010000011B0000012A497B67F2A94875EF.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B00000096B4BB6DD294C5420B.png" manifest:media-type="image/png"/>
  <manifest:file-entry manifest:full-path="Pictures/10000001000001190000003D7B4576EA19FE4B08.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15D000000BEA184FA88D3D7F5F7.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00000011A0000005432291D51FB82CEC3.jpg" manifest:media-type="image/jpe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1180000003E571B19C909362A52.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29B0000015975587C9DDB1168F7.png" manifest:media-type="image/png"/>
  <manifest:file-entry manifest:full-path="Pictures/100000010000014B0000012F6D95721D2A177D0C.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B000000D916822985ACAC1B40.png" manifest:media-type="image/png"/>
  <manifest:file-entry manifest:full-path="Pictures/10000001000000EF000000A0A8A63523DEBAFB98.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Text_20_body">
      <style:text-properties officeooo:rsid="004fe185" officeooo:paragraph-rsid="0345fffe"/>
    </style:style>
    <style:style style:name="P14" style:family="paragraph" style:parent-style-name="Standard">
      <style:text-properties officeooo:rsid="0043cb0c" officeooo:paragraph-rsid="034dba4e"/>
    </style:style>
    <style:style style:name="P15" style:family="paragraph" style:parent-style-name="Text_20_body">
      <style:text-properties officeooo:rsid="0043cb0c"/>
    </style:style>
    <style:style style:name="P16" style:family="paragraph" style:parent-style-name="Standard">
      <style:text-properties officeooo:rsid="004803ed" officeooo:paragraph-rsid="034dba4e"/>
    </style:style>
    <style:style style:name="P17" style:family="paragraph" style:parent-style-name="Text_20_body">
      <style:text-properties officeooo:rsid="004803ed" officeooo:paragraph-rsid="034dba4e"/>
    </style:style>
    <style:style style:name="P18" style:family="paragraph" style:parent-style-name="Standard">
      <style:text-properties officeooo:paragraph-rsid="034ebf2a"/>
    </style:style>
    <style:style style:name="P19" style:family="paragraph" style:parent-style-name="Heading_20_4">
      <style:text-properties officeooo:paragraph-rsid="034ebf2a"/>
    </style:style>
    <style:style style:name="P20" style:family="paragraph" style:parent-style-name="Text_20_body">
      <style:text-properties officeooo:paragraph-rsid="034ebf2a"/>
    </style:style>
    <style:style style:name="P21" style:family="paragraph" style:parent-style-name="Standard">
      <style:text-properties officeooo:rsid="024a9242" officeooo:paragraph-rsid="0361dcaf"/>
    </style:style>
    <style:style style:name="P22" style:family="paragraph" style:parent-style-name="Standard">
      <style:text-properties officeooo:paragraph-rsid="0366b28b"/>
    </style:style>
    <style:style style:name="P23" style:family="paragraph" style:parent-style-name="Text_20_body">
      <style:text-properties officeooo:paragraph-rsid="0366b28b"/>
    </style:style>
    <style:style style:name="P24" style:family="paragraph" style:parent-style-name="Standard">
      <style:text-properties officeooo:paragraph-rsid="0367325a"/>
    </style:style>
    <style:style style:name="P25" style:family="paragraph" style:parent-style-name="Text_20_body">
      <style:paragraph-properties fo:margin-top="0cm" fo:margin-bottom="0cm" style:contextual-spacing="false"/>
      <style:text-properties officeooo:paragraph-rsid="0367325a"/>
    </style:style>
    <style:style style:name="P26" style:family="paragraph" style:parent-style-name="Standard">
      <style:text-properties officeooo:rsid="024b9c8f" officeooo:paragraph-rsid="0367325a"/>
    </style:style>
    <style:style style:name="P27" style:family="paragraph" style:parent-style-name="Heading_20_4">
      <style:text-properties officeooo:paragraph-rsid="0345fffe"/>
    </style:style>
    <style:style style:name="P28" style:family="paragraph" style:parent-style-name="Heading_20_4">
      <style:text-properties officeooo:paragraph-rsid="034aded3"/>
    </style:style>
    <style:style style:name="P29" style:family="paragraph" style:parent-style-name="Horizontal_20_Line">
      <style:text-properties officeooo:paragraph-rsid="034aded3"/>
    </style:style>
    <style:style style:name="P30" style:family="paragraph" style:parent-style-name="Heading_20_4">
      <style:text-properties officeooo:paragraph-rsid="035b2161"/>
    </style:style>
    <style:style style:name="P31" style:family="paragraph" style:parent-style-name="Heading_20_4">
      <style:text-properties officeooo:paragraph-rsid="035be510"/>
    </style:style>
    <style:style style:name="P32" style:family="paragraph" style:parent-style-name="Horizontal_20_Line">
      <style:text-properties officeooo:paragraph-rsid="035be510"/>
    </style:style>
    <style:style style:name="P33" style:family="paragraph" style:parent-style-name="Heading_20_4">
      <style:text-properties officeooo:paragraph-rsid="035c04aa"/>
    </style:style>
    <style:style style:name="P34" style:family="paragraph" style:parent-style-name="Horizontal_20_Line">
      <style:text-properties officeooo:paragraph-rsid="035c04aa"/>
    </style:style>
    <style:style style:name="P35" style:family="paragraph" style:parent-style-name="Heading_20_4">
      <style:text-properties officeooo:paragraph-rsid="03635a05"/>
    </style:style>
    <style:style style:name="P36" style:family="paragraph" style:parent-style-name="Horizontal_20_Line">
      <style:text-properties officeooo:paragraph-rsid="03635a05"/>
    </style:style>
    <style:style style:name="P37" style:family="paragraph" style:parent-style-name="Text_20_body">
      <style:text-properties officeooo:paragraph-rsid="03635a05"/>
    </style:style>
    <style:style style:name="P38" style:family="paragraph" style:parent-style-name="Heading_20_4">
      <style:text-properties officeooo:paragraph-rsid="0365ee6f"/>
    </style:style>
    <style:style style:name="P39" style:family="paragraph" style:parent-style-name="Horizontal_20_Line">
      <style:text-properties officeooo:rsid="004b7dd3"/>
    </style:style>
    <style:style style:name="P40" style:family="paragraph" style:parent-style-name="Text_20_body">
      <style:text-properties officeooo:rsid="004b7dd3" officeooo:paragraph-rsid="0345fffe"/>
    </style:style>
    <style:style style:name="P41" style:family="paragraph" style:parent-style-name="Text_20_body">
      <style:text-properties officeooo:rsid="004b7dd3" officeooo:paragraph-rsid="034aded3"/>
    </style:style>
    <style:style style:name="P42" style:family="paragraph" style:parent-style-name="Text_20_body">
      <style:text-properties officeooo:rsid="004b7dd3" officeooo:paragraph-rsid="035be510"/>
    </style:style>
    <style:style style:name="P43" style:family="paragraph" style:parent-style-name="Horizontal_20_Line">
      <style:text-properties officeooo:rsid="034aded3" officeooo:paragraph-rsid="034aded3"/>
    </style:style>
    <style:style style:name="P44" style:family="paragraph" style:parent-style-name="Horizontal_20_Line">
      <style:text-properties officeooo:rsid="035b757f" officeooo:paragraph-rsid="035be510"/>
    </style:style>
    <style:style style:name="P45" style:family="paragraph" style:parent-style-name="Text_20_body">
      <style:text-properties officeooo:rsid="035b757f" officeooo:paragraph-rsid="035b757f"/>
    </style:style>
    <style:style style:name="P46" style:family="paragraph" style:parent-style-name="Horizontal_20_Line">
      <style:text-properties officeooo:paragraph-rsid="0361dcaf"/>
    </style:style>
    <style:style style:name="P47" style:family="paragraph" style:parent-style-name="Text_20_body">
      <style:text-properties officeooo:paragraph-rsid="0361dcaf"/>
    </style:style>
    <style:style style:name="P48" style:family="paragraph" style:parent-style-name="Text_20_body">
      <style:text-properties officeooo:rsid="00d060e8" officeooo:paragraph-rsid="0345fffe"/>
    </style:style>
    <style:style style:name="P49" style:family="paragraph" style:parent-style-name="Text_20_body">
      <style:text-properties officeooo:rsid="016f6b9d" officeooo:paragraph-rsid="0345fffe"/>
    </style:style>
    <style:style style:name="P50" style:family="paragraph" style:parent-style-name="Text_20_body">
      <style:text-properties officeooo:rsid="0049dfa7" officeooo:paragraph-rsid="0345fffe"/>
    </style:style>
    <style:style style:name="P51" style:family="paragraph" style:parent-style-name="Text_20_body">
      <style:text-properties officeooo:rsid="0049dfa7" officeooo:paragraph-rsid="034aded3"/>
    </style:style>
    <style:style style:name="P52" style:family="paragraph" style:parent-style-name="Text_20_body">
      <style:text-properties officeooo:rsid="004b9965" officeooo:paragraph-rsid="035be510"/>
    </style:style>
    <style:style style:name="P53" style:family="paragraph" style:parent-style-name="Text_20_body">
      <style:text-properties officeooo:rsid="004b9965" officeooo:paragraph-rsid="035c04aa"/>
    </style:style>
    <style:style style:name="P54" style:family="paragraph" style:parent-style-name="Text_20_body">
      <style:text-properties officeooo:rsid="004df7c6" officeooo:paragraph-rsid="035be510"/>
    </style:style>
    <style:style style:name="P55" style:family="paragraph" style:parent-style-name="Text_20_body">
      <style:text-properties officeooo:rsid="004c502b" officeooo:paragraph-rsid="0347c98d"/>
    </style:style>
    <style:style style:name="P56" style:family="paragraph" style:parent-style-name="Text_20_body">
      <style:text-properties officeooo:rsid="0347c98d" officeooo:paragraph-rsid="0347c98d"/>
    </style:style>
    <style:style style:name="P57" style:family="paragraph" style:parent-style-name="Text_20_body">
      <style:text-properties officeooo:rsid="027e68fb" officeooo:paragraph-rsid="0347c98d"/>
    </style:style>
    <style:style style:name="P58" style:family="paragraph" style:parent-style-name="Text_20_body">
      <style:text-properties officeooo:rsid="0094bfa7" officeooo:paragraph-rsid="0347c98d"/>
    </style:style>
    <style:style style:name="P59" style:family="paragraph" style:parent-style-name="Text_20_body">
      <style:text-properties officeooo:rsid="0098d7ca" officeooo:paragraph-rsid="0347c98d"/>
    </style:style>
    <style:style style:name="P60" style:family="paragraph" style:parent-style-name="Text_20_body">
      <style:text-properties officeooo:rsid="006b91f4" officeooo:paragraph-rsid="0347c98d"/>
    </style:style>
    <style:style style:name="P61" style:family="paragraph" style:parent-style-name="Text_20_body">
      <style:text-properties officeooo:rsid="0069cda7" officeooo:paragraph-rsid="034aded3"/>
    </style:style>
    <style:style style:name="P62" style:family="paragraph" style:parent-style-name="Text_20_body">
      <style:text-properties officeooo:rsid="0256b0f4" officeooo:paragraph-rsid="034aded3"/>
    </style:style>
    <style:style style:name="P63" style:family="paragraph" style:parent-style-name="Text_20_body">
      <style:text-properties officeooo:rsid="0256fe50" officeooo:paragraph-rsid="034aded3"/>
    </style:style>
    <style:style style:name="P64" style:family="paragraph" style:parent-style-name="Text_20_body">
      <style:text-properties officeooo:rsid="0046e7ce" officeooo:paragraph-rsid="034dba4e"/>
    </style:style>
    <style:style style:name="P65" style:family="paragraph" style:parent-style-name="Text_20_body">
      <style:text-properties officeooo:rsid="002d43ee" officeooo:paragraph-rsid="034f8504"/>
    </style:style>
    <style:style style:name="P66" style:family="paragraph" style:parent-style-name="Text_20_body">
      <style:text-properties officeooo:rsid="0354caf8" officeooo:paragraph-rsid="0354caf8"/>
    </style:style>
    <style:style style:name="P67" style:family="paragraph" style:parent-style-name="Text_20_body">
      <style:text-properties officeooo:rsid="035b2161" officeooo:paragraph-rsid="035b2161"/>
    </style:style>
    <style:style style:name="P68" style:family="paragraph" style:parent-style-name="Text_20_body">
      <style:text-properties officeooo:rsid="035be510" officeooo:paragraph-rsid="035be510"/>
    </style:style>
    <style:style style:name="P69" style:family="paragraph" style:parent-style-name="Text_20_body">
      <style:text-properties officeooo:rsid="035c04aa" officeooo:paragraph-rsid="035c04aa"/>
    </style:style>
    <style:style style:name="P70" style:family="paragraph" style:parent-style-name="Text_20_body">
      <style:text-properties officeooo:rsid="025d86ae" officeooo:paragraph-rsid="034ebf2a"/>
    </style:style>
    <style:style style:name="P71" style:family="paragraph" style:parent-style-name="Text_20_body">
      <style:text-properties officeooo:rsid="034dba4e" officeooo:paragraph-rsid="034dba4e"/>
    </style:style>
    <style:style style:name="P72" style:family="paragraph" style:parent-style-name="Text_20_body">
      <style:text-properties officeooo:rsid="0361dcaf" officeooo:paragraph-rsid="0361dcaf"/>
    </style:style>
    <style:style style:name="P73" style:family="paragraph" style:parent-style-name="Text_20_body">
      <style:text-properties officeooo:rsid="0365ee6f" officeooo:paragraph-rsid="0365ee6f"/>
    </style:style>
    <style:style style:name="P74" style:family="paragraph" style:parent-style-name="Text_20_body">
      <style:text-properties officeooo:rsid="0366b28b" officeooo:paragraph-rsid="0366b28b"/>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6">
      <style:paragraph-properties>
        <style:tab-stops>
          <style:tab-stop style:position="16.505cm" style:type="right" style:leader-style="dotted" style:leader-text="."/>
        </style:tab-stops>
      </style:paragraph-properties>
    </style:style>
    <style:style style:name="P81"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2" style:family="paragraph" style:parent-style-name="Text_20_body">
      <style:text-properties officeooo:rsid="036ad319" officeooo:paragraph-rsid="036ad319"/>
    </style:style>
    <style:style style:name="P83" style:family="paragraph" style:parent-style-name="Text_20_body">
      <style:text-properties officeooo:rsid="036bad25" officeooo:paragraph-rsid="036bad25"/>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6">
      <style:paragraph-properties>
        <style:tab-stops>
          <style:tab-stop style:position="16.505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33a4c58"/>
    </style:style>
    <style:style style:name="P92" style:family="paragraph" style:parent-style-name="Heading_20_2">
      <style:paragraph-properties fo:break-before="auto" fo:break-after="auto"/>
      <style:text-properties officeooo:paragraph-rsid="0347c98d"/>
    </style:style>
    <style:style style:name="P93" style:family="paragraph" style:parent-style-name="Heading_20_2">
      <style:text-properties officeooo:paragraph-rsid="03635a05"/>
    </style:style>
    <style:style style:name="P94" style:family="paragraph" style:parent-style-name="Heading_20_2">
      <style:text-properties officeooo:paragraph-rsid="0345fffe"/>
    </style:style>
    <style:style style:name="P95" style:family="paragraph" style:parent-style-name="Heading_20_2">
      <style:text-properties officeooo:paragraph-rsid="035be510"/>
    </style:style>
    <style:style style:name="P96" style:family="paragraph" style:parent-style-name="Heading_20_2">
      <style:text-properties officeooo:paragraph-rsid="034aded3"/>
    </style:style>
    <style:style style:name="P97" style:family="paragraph" style:parent-style-name="Heading_20_2">
      <style:text-properties officeooo:paragraph-rsid="034f8504"/>
    </style:style>
    <style:style style:name="P98" style:family="paragraph" style:parent-style-name="Heading_20_3">
      <style:text-properties officeooo:paragraph-rsid="0347c98d"/>
    </style:style>
    <style:style style:name="P99" style:family="paragraph" style:parent-style-name="Heading_20_3">
      <style:text-properties officeooo:paragraph-rsid="0345fffe"/>
    </style:style>
    <style:style style:name="P100" style:family="paragraph" style:parent-style-name="Heading_20_3">
      <style:text-properties officeooo:paragraph-rsid="03635a05"/>
    </style:style>
    <style:style style:name="P101" style:family="paragraph" style:parent-style-name="Heading_20_3">
      <style:text-properties officeooo:paragraph-rsid="034aded3"/>
    </style:style>
    <style:style style:name="P102" style:family="paragraph" style:parent-style-name="Heading_20_3">
      <style:text-properties officeooo:paragraph-rsid="034f8504"/>
    </style:style>
    <style:style style:name="P103" style:family="paragraph" style:parent-style-name="Heading_20_4">
      <style:text-properties officeooo:paragraph-rsid="036bd588"/>
    </style:style>
    <style:style style:name="P104" style:family="paragraph" style:parent-style-name="Heading_20_5">
      <style:text-properties officeooo:rsid="0366b28b" officeooo:paragraph-rsid="0366b28b"/>
    </style:style>
    <style:style style:name="P105" style:family="paragraph" style:parent-style-name="Heading_20_5">
      <style:text-properties officeooo:paragraph-rsid="0366b28b"/>
    </style:style>
    <style:style style:name="P106" style:family="paragraph" style:parent-style-name="Heading_20_5">
      <style:text-properties officeooo:paragraph-rsid="0345fffe"/>
    </style:style>
    <style:style style:name="P107"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08"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09" style:family="paragraph" style:parent-style-name="Heading_20_5">
      <style:text-properties officeooo:paragraph-rsid="035be510"/>
    </style:style>
    <style:style style:name="P110" style:family="paragraph" style:parent-style-name="Heading_20_5">
      <style:text-properties officeooo:paragraph-rsid="035c04aa"/>
    </style:style>
    <style:style style:name="P111" style:family="paragraph" style:parent-style-name="Heading_20_5">
      <style:text-properties officeooo:paragraph-rsid="034aded3"/>
    </style:style>
    <style:style style:name="P112" style:family="paragraph" style:parent-style-name="Heading_20_5">
      <style:text-properties officeooo:rsid="036ad319" officeooo:paragraph-rsid="036ad319"/>
    </style:style>
    <style:style style:name="P113" style:family="paragraph" style:parent-style-name="Heading_20_5">
      <style:text-properties officeooo:paragraph-rsid="036bd588"/>
    </style:style>
    <style:style style:name="P114" style:family="paragraph" style:parent-style-name="Heading_20_5">
      <style:text-properties officeooo:rsid="036bd588" officeooo:paragraph-rsid="036bd588"/>
    </style:style>
    <style:style style:name="P115" style:family="paragraph" style:parent-style-name="Heading_20_6">
      <style:text-properties officeooo:paragraph-rsid="0366b28b"/>
    </style:style>
    <style:style style:name="P116" style:family="paragraph" style:parent-style-name="Text_20_body">
      <style:text-properties officeooo:paragraph-rsid="0347c98d"/>
    </style:style>
    <style:style style:name="P117" style:family="paragraph" style:parent-style-name="Text_20_body">
      <style:text-properties officeooo:rsid="036bd588" officeooo:paragraph-rsid="036bd588"/>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T38" style:family="text">
      <style:text-properties officeooo:rsid="036ad319"/>
    </style:style>
    <style:style style:name="T39" style:family="text">
      <style:text-properties officeooo:rsid="036bd58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11" draw:name="Bild27"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81"><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5"><text:a xlink:type="simple" xlink:href="#__RefHeading___Toc2206_1309005888" text:style-name="Index_20_Link" text:visited-style-name="Index_20_Link">Detailed table of content<text:tab/>1</text:a></text:p>
          <text:p text:style-name="P75"><text:a xlink:type="simple" xlink:href="#__RefHeading___Toc3654_4126228218" text:style-name="Index_20_Link" text:visited-style-name="Index_20_Link">UV menu<text:tab/>5</text:a></text:p>
          <text:p text:style-name="P76"><text:a xlink:type="simple" xlink:href="#__RefHeading___Toc703_3379235997" text:style-name="Index_20_Link" text:visited-style-name="Index_20_Link">Transform<text:tab/>5</text:a></text:p>
          <text:p text:style-name="P76"><text:a xlink:type="simple" xlink:href="#__RefHeading___Toc707_3379235997" text:style-name="Index_20_Link" text:visited-style-name="Index_20_Link">Mirror<text:tab/>7</text:a></text:p>
          <text:p text:style-name="P76"><text:a xlink:type="simple" xlink:href="#__RefHeading___Toc715_3379235997" text:style-name="Index_20_Link" text:visited-style-name="Index_20_Link">Snap<text:tab/>8</text:a></text:p>
          <text:p text:style-name="P76"><text:a xlink:type="simple" xlink:href="#__RefHeading___Toc717_3379235997" text:style-name="Index_20_Link" text:visited-style-name="Index_20_Link">Unwrap<text:tab/>9</text:a></text:p>
          <text:p text:style-name="P76"><text:a xlink:type="simple" xlink:href="#__RefHeading___Toc35222_31137054001" text:style-name="Index_20_Link" text:visited-style-name="Index_20_Link">Follow Active Quads<text:tab/>11</text:a></text:p>
          <text:p text:style-name="P76"><text:a xlink:type="simple" xlink:href="#__RefHeading___Toc721_3379235997" text:style-name="Index_20_Link" text:visited-style-name="Index_20_Link">Pin<text:tab/>13</text:a></text:p>
          <text:p text:style-name="P76"><text:a xlink:type="simple" xlink:href="#__RefHeading___Toc723_3379235997" text:style-name="Index_20_Link" text:visited-style-name="Index_20_Link">Unpin<text:tab/>13</text:a></text:p>
          <text:p text:style-name="P76"><text:a xlink:type="simple" xlink:href="#__RefHeading___Toc4478_3746768959" text:style-name="Index_20_Link" text:visited-style-name="Index_20_Link">Merge<text:tab/>13</text:a></text:p>
          <text:p text:style-name="P76"><text:a xlink:type="simple" xlink:href="#__RefHeading___Toc4480_3746768959" text:style-name="Index_20_Link" text:visited-style-name="Index_20_Link">Split<text:tab/>14</text:a></text:p>
          <text:p text:style-name="P76"><text:a xlink:type="simple" xlink:href="#__RefHeading___Toc725_3379235997" text:style-name="Index_20_Link" text:visited-style-name="Index_20_Link">Pack Islands<text:tab/>14</text:a></text:p>
          <text:p text:style-name="P76"><text:a xlink:type="simple" xlink:href="#__RefHeading___Toc1206_4087574331" text:style-name="Index_20_Link" text:visited-style-name="Index_20_Link">Average Island Scale<text:tab/>14</text:a></text:p>
          <text:p text:style-name="P76"><text:a xlink:type="simple" xlink:href="#__RefHeading___Toc64587_2389264177" text:style-name="Index_20_Link" text:visited-style-name="Index_20_Link">Minimize Stretch<text:tab/>15</text:a></text:p>
          <text:p text:style-name="P76"><text:a xlink:type="simple" xlink:href="#__RefHeading___Toc727_3379235997" text:style-name="Index_20_Link" text:visited-style-name="Index_20_Link">Stitch<text:tab/>16</text:a></text:p>
          <text:p text:style-name="P76"><text:a xlink:type="simple" xlink:href="#__RefHeading___Toc729_3379235997" text:style-name="Index_20_Link" text:visited-style-name="Index_20_Link">Mark Seam<text:tab/>17</text:a></text:p>
          <text:p text:style-name="P76"><text:a xlink:type="simple" xlink:href="#__RefHeading___Toc731_3379235997" text:style-name="Index_20_Link" text:visited-style-name="Index_20_Link">Seams from Islands<text:tab/>17</text:a></text:p>
          <text:p text:style-name="P76"><text:a xlink:type="simple" xlink:href="#__RefHeading___Toc733_3379235997" text:style-name="Index_20_Link" text:visited-style-name="Index_20_Link">Align<text:tab/>18</text:a></text:p>
          <text:p text:style-name="P76"><text:a xlink:type="simple" xlink:href="#__RefHeading___Toc20743_3379235997" text:style-name="Index_20_Link" text:visited-style-name="Index_20_Link">UV Select Mode<text:tab/>19</text:a></text:p>
          <text:p text:style-name="P76"><text:a xlink:type="simple" xlink:href="#__RefHeading___Toc2343_1788021231" text:style-name="Index_20_Link" text:visited-style-name="Index_20_Link">Copy UV<text:tab/>19</text:a></text:p>
          <text:p text:style-name="P76"><text:a xlink:type="simple" xlink:href="#__RefHeading___Toc2345_1788021231" text:style-name="Index_20_Link" text:visited-style-name="Index_20_Link">Paste UV<text:tab/>19</text:a></text:p>
          <text:p text:style-name="P76"><text:a xlink:type="simple" xlink:href="#__RefHeading___Toc20745_3379235997" text:style-name="Index_20_Link" text:visited-style-name="Index_20_Link">Show / Hide Faces<text:tab/>19</text:a></text:p>
          <text:p text:style-name="P76"><text:a xlink:type="simple" xlink:href="#__RefHeading___Toc2194_1892983465" text:style-name="Index_20_Link" text:visited-style-name="Index_20_Link">Reset<text:tab/>20</text:a></text:p>
          <text:p text:style-name="P76"><text:a xlink:type="simple" xlink:href="#__RefHeading___Toc20749_3379235997" text:style-name="Index_20_Link" text:visited-style-name="Index_20_Link">Export UV Layout<text:tab/>20</text:a></text:p>
        </text:index-body>
      </text:table-of-content>
      <text:p text:style-name="P26"/>
      <table:table table:name="Tabelle1" table:style-name="Tabelle1">
        <table:table-column table:style-name="Tabelle1.A"/>
        <table:table-row table:style-name="TableLine3006155922688">
          <table:table-cell table:style-name="Tabelle1.A1" office:value-type="string">
            <text:h text:style-name="P90" text:outline-level="1"><text:bookmark-start text:name="__RefHeading___Toc2206_1309005888"/>D<text:span text:style-name="T34">etailed table of content</text:span><text:bookmark-end text:name="__RefHeading___Toc2206_1309005888"/></text:h>
          </table:table-cell>
        </table:table-row>
      </table:table>
      <text:p text:style-name="P2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2206_1309005888" text:style-name="Index_20_Link" text:visited-style-name="Index_20_Link">Detailed table of content<text:tab/>1</text:a></text:p>
          <text:p text:style-name="P75"><text:a xlink:type="simple" xlink:href="#__RefHeading___Toc3654_4126228218" text:style-name="Index_20_Link" text:visited-style-name="Index_20_Link">UV menu<text:tab/>5</text:a></text:p>
          <text:p text:style-name="P76"><text:a xlink:type="simple" xlink:href="#__RefHeading___Toc703_3379235997" text:style-name="Index_20_Link" text:visited-style-name="Index_20_Link">Transform<text:tab/>5</text:a></text:p>
          <text:p text:style-name="P77"><text:a xlink:type="simple" xlink:href="#__RefHeading___Toc2100_3447179696" text:style-name="Index_20_Link" text:visited-style-name="Index_20_Link">Rotate + 90°<text:tab/>5</text:a></text:p>
          <text:p text:style-name="P77"><text:a xlink:type="simple" xlink:href="#__RefHeading___Toc2102_3447179696" text:style-name="Index_20_Link" text:visited-style-name="Index_20_Link">Rotate - 90°<text:tab/>5</text:a></text:p>
          <text:p text:style-name="P78"><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9"><text:a xlink:type="simple" xlink:href="#__RefHeading___Toc2124_40840601061" text:style-name="Index_20_Link" text:visited-style-name="Index_20_Link">Angle<text:tab/>5</text:a></text:p>
          <text:p text:style-name="P79"><text:a xlink:type="simple" xlink:href="#__RefHeading___Toc2122_3447179696" text:style-name="Index_20_Link" text:visited-style-name="Index_20_Link">Axis<text:tab/>5</text:a></text:p>
          <text:p text:style-name="P79"><text:a xlink:type="simple" xlink:href="#__RefHeading___Toc2132_40840601061" text:style-name="Index_20_Link" text:visited-style-name="Index_20_Link">Orientation<text:tab/>5</text:a></text:p>
          <text:p text:style-name="P79"><text:a xlink:type="simple" xlink:href="#__RefHeading___Toc2124_3447179696" text:style-name="Index_20_Link" text:visited-style-name="Index_20_Link">Proportional editing<text:tab/>6</text:a></text:p>
          <text:p text:style-name="P80"><text:a xlink:type="simple" xlink:href="#__RefHeading___Toc1579_176334646911" text:style-name="Index_20_Link" text:visited-style-name="Index_20_Link">Proportional Falloff<text:tab/>6</text:a></text:p>
          <text:p text:style-name="P80"><text:a xlink:type="simple" xlink:href="#__RefHeading___Toc1545_150204374711" text:style-name="Index_20_Link" text:visited-style-name="Index_20_Link">Proportional Size<text:tab/>6</text:a></text:p>
          <text:p text:style-name="P80"><text:a xlink:type="simple" xlink:href="#__RefHeading___Toc1581_176334646911" text:style-name="Index_20_Link" text:visited-style-name="Index_20_Link">Connected<text:tab/>6</text:a></text:p>
          <text:p text:style-name="P80"><text:a xlink:type="simple" xlink:href="#__RefHeading___Toc1583_176334646911" text:style-name="Index_20_Link" text:visited-style-name="Index_20_Link">Projected(2D)<text:tab/>6</text:a></text:p>
          <text:p text:style-name="P77"><text:a xlink:type="simple" xlink:href="#__RefHeading___Toc705_3379235997" text:style-name="Index_20_Link" text:visited-style-name="Index_20_Link">Shear<text:tab/>6</text:a></text:p>
          <text:p text:style-name="P78"><text:a xlink:type="simple" xlink:href="#__RefHeading___Toc2122_4084060106" text:style-name="Index_20_Link" text:visited-style-name="Index_20_Link">Last Operator Shear<text:tab/>6</text:a></text:p>
          <text:p text:style-name="P79"><text:soft-page-break/><text:a xlink:type="simple" xlink:href="#__RefHeading___Toc2124_4084060106" text:style-name="Index_20_Link" text:visited-style-name="Index_20_Link">Offset<text:tab/>6</text:a></text:p>
          <text:p text:style-name="P79"><text:a xlink:type="simple" xlink:href="#__RefHeading___Toc2128_4084060106" text:style-name="Index_20_Link" text:visited-style-name="Index_20_Link">Axis<text:tab/>6</text:a></text:p>
          <text:p text:style-name="P79"><text:a xlink:type="simple" xlink:href="#__RefHeading___Toc2130_4084060106" text:style-name="Index_20_Link" text:visited-style-name="Index_20_Link">Axis Ortho<text:tab/>6</text:a></text:p>
          <text:p text:style-name="P79"><text:a xlink:type="simple" xlink:href="#__RefHeading___Toc2132_4084060106" text:style-name="Index_20_Link" text:visited-style-name="Index_20_Link">Orientation<text:tab/>6</text:a></text:p>
          <text:p text:style-name="P79"><text:a xlink:type="simple" xlink:href="#__RefHeading___Toc2134_4084060106" text:style-name="Index_20_Link" text:visited-style-name="Index_20_Link">Proportional editing<text:tab/>6</text:a></text:p>
          <text:p text:style-name="P80"><text:a xlink:type="simple" xlink:href="#__RefHeading___Toc1579_17633464691" text:style-name="Index_20_Link" text:visited-style-name="Index_20_Link">Proportional Falloff<text:tab/>6</text:a></text:p>
          <text:p text:style-name="P80"><text:a xlink:type="simple" xlink:href="#__RefHeading___Toc1545_15020437471" text:style-name="Index_20_Link" text:visited-style-name="Index_20_Link">Proportional Size<text:tab/>6</text:a></text:p>
          <text:p text:style-name="P80"><text:a xlink:type="simple" xlink:href="#__RefHeading___Toc1581_17633464691" text:style-name="Index_20_Link" text:visited-style-name="Index_20_Link">Connected<text:tab/>6</text:a></text:p>
          <text:p text:style-name="P80"><text:a xlink:type="simple" xlink:href="#__RefHeading___Toc1583_17633464691" text:style-name="Index_20_Link" text:visited-style-name="Index_20_Link">Projected(2D)<text:tab/>7</text:a></text:p>
          <text:p text:style-name="P77"><text:a xlink:type="simple" xlink:href="#__RefHeading___Toc2335_1788021231" text:style-name="Index_20_Link" text:visited-style-name="Index_20_Link">Randomize<text:tab/>7</text:a></text:p>
          <text:p text:style-name="P78"><text:a xlink:type="simple" xlink:href="#__RefHeading___Toc2122_40840601061" text:style-name="Index_20_Link" text:visited-style-name="Index_20_Link">Last Operator Randomize<text:tab/>7</text:a></text:p>
          <text:p text:style-name="P79"><text:a xlink:type="simple" xlink:href="#__RefHeading___Toc2124_40840601062" text:style-name="Index_20_Link" text:visited-style-name="Index_20_Link">Random Seed<text:tab/>7</text:a></text:p>
          <text:p text:style-name="P79"><text:a xlink:type="simple" xlink:href="#__RefHeading___Toc2128_40840601061" text:style-name="Index_20_Link" text:visited-style-name="Index_20_Link">Randomize Location<text:tab/>7</text:a></text:p>
          <text:p text:style-name="P79"><text:a xlink:type="simple" xlink:href="#__RefHeading___Toc2337_1788021231" text:style-name="Index_20_Link" text:visited-style-name="Index_20_Link">Location<text:tab/>7</text:a></text:p>
          <text:p text:style-name="P79"><text:a xlink:type="simple" xlink:href="#__RefHeading___Toc2128_408406010611" text:style-name="Index_20_Link" text:visited-style-name="Index_20_Link">Randomize Rotation<text:tab/>7</text:a></text:p>
          <text:p text:style-name="P79"><text:a xlink:type="simple" xlink:href="#__RefHeading___Toc2339_1788021231" text:style-name="Index_20_Link" text:visited-style-name="Index_20_Link">Rotation<text:tab/>7</text:a></text:p>
          <text:p text:style-name="P79"><text:a xlink:type="simple" xlink:href="#__RefHeading___Toc2128_4084060106111" text:style-name="Index_20_Link" text:visited-style-name="Index_20_Link">Randomize Scale<text:tab/>7</text:a></text:p>
          <text:p text:style-name="P79"><text:a xlink:type="simple" xlink:href="#__RefHeading___Toc2128_40840601061111" text:style-name="Index_20_Link" text:visited-style-name="Index_20_Link">Scale Even<text:tab/>7</text:a></text:p>
          <text:p text:style-name="P79"><text:a xlink:type="simple" xlink:href="#__RefHeading___Toc2341_1788021231" text:style-name="Index_20_Link" text:visited-style-name="Index_20_Link">Scale<text:tab/>7</text:a></text:p>
          <text:p text:style-name="P76"><text:a xlink:type="simple" xlink:href="#__RefHeading___Toc707_3379235997" text:style-name="Index_20_Link" text:visited-style-name="Index_20_Link">Mirror<text:tab/>7</text:a></text:p>
          <text:p text:style-name="P77"><text:a xlink:type="simple" xlink:href="#__RefHeading___Toc709_3379235997" text:style-name="Index_20_Link" text:visited-style-name="Index_20_Link">Copy Mirrored UV coords<text:tab/>7</text:a></text:p>
          <text:p text:style-name="P77"><text:a xlink:type="simple" xlink:href="#__RefHeading___Toc711_3379235997" text:style-name="Index_20_Link" text:visited-style-name="Index_20_Link">X<text:tab/>7</text:a></text:p>
          <text:p text:style-name="P77"><text:a xlink:type="simple" xlink:href="#__RefHeading___Toc713_3379235997" text:style-name="Index_20_Link" text:visited-style-name="Index_20_Link">Y<text:tab/>8</text:a></text:p>
          <text:p text:style-name="P78"><text:a xlink:type="simple" xlink:href="#__RefHeading___Toc64517_2389264177" text:style-name="Index_20_Link" text:visited-style-name="Index_20_Link">Last Operator Mirror<text:tab/>8</text:a></text:p>
          <text:p text:style-name="P79"><text:a xlink:type="simple" xlink:href="#__RefHeading___Toc57605_218003068" text:style-name="Index_20_Link" text:visited-style-name="Index_20_Link">Orientation<text:tab/>8</text:a></text:p>
          <text:p text:style-name="P79"><text:a xlink:type="simple" xlink:href="#__RefHeading___Toc5422_7973215312111111" text:style-name="Index_20_Link" text:visited-style-name="Index_20_Link">Constraint Axis<text:tab/>8</text:a></text:p>
          <text:p text:style-name="P79"><text:a xlink:type="simple" xlink:href="#__RefHeading___Toc5426_7973215312111111" text:style-name="Index_20_Link" text:visited-style-name="Index_20_Link">Proportional Editing<text:tab/>8</text:a></text:p>
          <text:p text:style-name="P80"><text:a xlink:type="simple" xlink:href="#__RefHeading___Toc15322_2352434771" text:style-name="Index_20_Link" text:visited-style-name="Index_20_Link">Proportional Editing Falloff<text:tab/>8</text:a></text:p>
          <text:p text:style-name="P80"><text:a xlink:type="simple" xlink:href="#__RefHeading___Toc57607_218003068" text:style-name="Index_20_Link" text:visited-style-name="Index_20_Link">Connected<text:tab/>8</text:a></text:p>
          <text:p text:style-name="P80"><text:a xlink:type="simple" xlink:href="#__RefHeading___Toc1583_1763346469" text:style-name="Index_20_Link" text:visited-style-name="Index_20_Link">Projected(2D)<text:tab/>8</text:a></text:p>
          <text:p text:style-name="P76"><text:a xlink:type="simple" xlink:href="#__RefHeading___Toc715_3379235997" text:style-name="Index_20_Link" text:visited-style-name="Index_20_Link">Snap<text:tab/>8</text:a></text:p>
          <text:p text:style-name="P77"><text:a xlink:type="simple" xlink:href="#__RefHeading___Toc57622_218003068" text:style-name="Index_20_Link" text:visited-style-name="Index_20_Link">Last Operator Snap Selection and Snap Cursor<text:tab/>9</text:a></text:p>
          <text:p text:style-name="P78"><text:a xlink:type="simple" xlink:href="#__RefHeading___Toc57624_218003068" text:style-name="Index_20_Link" text:visited-style-name="Index_20_Link">Target<text:tab/>9</text:a></text:p>
          <text:p text:style-name="P76"><text:a xlink:type="simple" xlink:href="#__RefHeading___Toc717_3379235997" text:style-name="Index_20_Link" text:visited-style-name="Index_20_Link">Unwrap<text:tab/>9</text:a></text:p>
          <text:p text:style-name="P77"><text:a xlink:type="simple" xlink:href="#__RefHeading___Toc2163_2192801381" text:style-name="Index_20_Link" text:visited-style-name="Index_20_Link">Unwrap ABF<text:tab/>9</text:a></text:p>
          <text:p text:style-name="P77"><text:a xlink:type="simple" xlink:href="#__RefHeading___Toc9725_420274105" text:style-name="Index_20_Link" text:visited-style-name="Index_20_Link">Unwrap Conformal<text:tab/>9</text:a></text:p>
          <text:p text:style-name="P77"><text:a xlink:type="simple" xlink:href="#__RefHeading___Toc719_3379235997" text:style-name="Index_20_Link" text:visited-style-name="Index_20_Link">Last Operator Unwrap<text:tab/>9</text:a></text:p>
          <text:p text:style-name="P78"><text:a xlink:type="simple" xlink:href="#__RefHeading___Toc9729_420274105" text:style-name="Index_20_Link" text:visited-style-name="Index_20_Link">Method<text:tab/>9</text:a></text:p>
          <text:p text:style-name="P78"><text:a xlink:type="simple" xlink:href="#__RefHeading___Toc9731_420274105" text:style-name="Index_20_Link" text:visited-style-name="Index_20_Link">Fill Holes<text:tab/>9</text:a></text:p>
          <text:p text:style-name="P78"><text:a xlink:type="simple" xlink:href="#__RefHeading___Toc9733_420274105" text:style-name="Index_20_Link" text:visited-style-name="Index_20_Link">Correct Aspect<text:tab/>9</text:a></text:p>
          <text:p text:style-name="P78"><text:a xlink:type="simple" xlink:href="#__RefHeading___Toc9735_420274105" text:style-name="Index_20_Link" text:visited-style-name="Index_20_Link">Use Subsurf Modifier<text:tab/>10</text:a></text:p>
          <text:p text:style-name="P78"><text:a xlink:type="simple" xlink:href="#__RefHeading___Toc9737_420274105" text:style-name="Index_20_Link" text:visited-style-name="Index_20_Link">Margin<text:tab/>10</text:a></text:p>
          <text:p text:style-name="P77"><text:a xlink:type="simple" xlink:href="#__RefHeading___Toc35218_3113705400" text:style-name="Index_20_Link" text:visited-style-name="Index_20_Link">Smart UV Project<text:tab/>10</text:a></text:p>
          <text:p text:style-name="P78"><text:a xlink:type="simple" xlink:href="#__RefHeading___Toc9741_420274105" text:style-name="Index_20_Link" text:visited-style-name="Index_20_Link">Smart UV Project Settings dialogue<text:tab/>10</text:a></text:p>
          <text:p text:style-name="P79"><text:a xlink:type="simple" xlink:href="#__RefHeading___Toc15510_2567070647" text:style-name="Index_20_Link" text:visited-style-name="Index_20_Link">Angle Limit<text:tab/>10</text:a></text:p>
          <text:p text:style-name="P79"><text:a xlink:type="simple" xlink:href="#__RefHeading___Toc15512_2567070647" text:style-name="Index_20_Link" text:visited-style-name="Index_20_Link">Island Margine9i<text:tab/>10</text:a></text:p>
          <text:p text:style-name="P79"><text:a xlink:type="simple" xlink:href="#__RefHeading___Toc15514_2567070647" text:style-name="Index_20_Link" text:visited-style-name="Index_20_Link">Area Weight<text:tab/>10</text:a></text:p>
          <text:p text:style-name="P79"><text:a xlink:type="simple" xlink:href="#__RefHeading___Toc15516_2567070647" text:style-name="Index_20_Link" text:visited-style-name="Index_20_Link">Correct Aspect<text:tab/>10</text:a></text:p>
          <text:p text:style-name="P78"><text:a xlink:type="simple" xlink:href="#__RefHeading___Toc9751_420274105" text:style-name="Index_20_Link" text:visited-style-name="Index_20_Link">Last Operator Smart UV Project<text:tab/>10</text:a></text:p>
          <text:p text:style-name="P77"><text:a xlink:type="simple" xlink:href="#__RefHeading___Toc35220_3113705400" text:style-name="Index_20_Link" text:visited-style-name="Index_20_Link">Lightmap Pack<text:tab/>10</text:a></text:p>
          <text:p text:style-name="P78"><text:a xlink:type="simple" xlink:href="#__RefHeading___Toc10187_934361924" text:style-name="Index_20_Link" text:visited-style-name="Index_20_Link">Settings<text:tab/>10</text:a></text:p>
          <text:p text:style-name="P79"><text:a xlink:type="simple" xlink:href="#__RefHeading___Toc10189_934361924" text:style-name="Index_20_Link" text:visited-style-name="Index_20_Link">Selection<text:tab/>10</text:a></text:p>
          <text:p text:style-name="P79"><text:a xlink:type="simple" xlink:href="#__RefHeading___Toc10191_934361924" text:style-name="Index_20_Link" text:visited-style-name="Index_20_Link">Share Tex Space<text:tab/>10</text:a></text:p>
          <text:p text:style-name="P79"><text:soft-page-break/><text:a xlink:type="simple" xlink:href="#__RefHeading___Toc10193_934361924" text:style-name="Index_20_Link" text:visited-style-name="Index_20_Link">New UV Map<text:tab/>11</text:a></text:p>
          <text:p text:style-name="P79"><text:a xlink:type="simple" xlink:href="#__RefHeading___Toc10195_934361924" text:style-name="Index_20_Link" text:visited-style-name="Index_20_Link">New Image<text:tab/>11</text:a></text:p>
          <text:p text:style-name="P79"><text:a xlink:type="simple" xlink:href="#__RefHeading___Toc10197_934361924" text:style-name="Index_20_Link" text:visited-style-name="Index_20_Link">Image Size<text:tab/>11</text:a></text:p>
          <text:p text:style-name="P79"><text:a xlink:type="simple" xlink:href="#__RefHeading___Toc10199_934361924" text:style-name="Index_20_Link" text:visited-style-name="Index_20_Link">Pack Quality<text:tab/>11</text:a></text:p>
          <text:p text:style-name="P79"><text:a xlink:type="simple" xlink:href="#__RefHeading___Toc10201_934361924" text:style-name="Index_20_Link" text:visited-style-name="Index_20_Link">Margin<text:tab/>11</text:a></text:p>
          <text:p text:style-name="P76"><text:a xlink:type="simple" xlink:href="#__RefHeading___Toc35222_31137054001" text:style-name="Index_20_Link" text:visited-style-name="Index_20_Link">Follow Active Quads<text:tab/>11</text:a></text:p>
          <text:p text:style-name="P77"><text:a xlink:type="simple" xlink:href="#__RefHeading___Toc10205_9343619241" text:style-name="Index_20_Link" text:visited-style-name="Index_20_Link">Settings<text:tab/>11</text:a></text:p>
          <text:p text:style-name="P78"><text:a xlink:type="simple" xlink:href="#__RefHeading___Toc10207_9343619241" text:style-name="Index_20_Link" text:visited-style-name="Index_20_Link">Edge Length Mode<text:tab/>11</text:a></text:p>
          <text:p text:style-name="P77"><text:a xlink:type="simple" xlink:href="#__RefHeading___Toc10209_9343619241" text:style-name="Index_20_Link" text:visited-style-name="Index_20_Link">Last Operator Follow Active Quads<text:tab/>11</text:a></text:p>
          <text:p text:style-name="P77"><text:a xlink:type="simple" xlink:href="#__RefHeading___Toc35224_3113705400" text:style-name="Index_20_Link" text:visited-style-name="Index_20_Link">Cube Projection<text:tab/>11</text:a></text:p>
          <text:p text:style-name="P78"><text:a xlink:type="simple" xlink:href="#__RefHeading___Toc10215_934361924" text:style-name="Index_20_Link" text:visited-style-name="Index_20_Link">Last Operator Cube Projection<text:tab/>11</text:a></text:p>
          <text:p text:style-name="P79"><text:a xlink:type="simple" xlink:href="#__RefHeading___Toc10217_934361924" text:style-name="Index_20_Link" text:visited-style-name="Index_20_Link">Cube Size<text:tab/>11</text:a></text:p>
          <text:p text:style-name="P79"><text:a xlink:type="simple" xlink:href="#__RefHeading___Toc10219_934361924" text:style-name="Index_20_Link" text:visited-style-name="Index_20_Link">Correct Aspect<text:tab/>11</text:a></text:p>
          <text:p text:style-name="P79"><text:a xlink:type="simple" xlink:href="#__RefHeading___Toc10221_934361924" text:style-name="Index_20_Link" text:visited-style-name="Index_20_Link">Clip to Bounds<text:tab/>11</text:a></text:p>
          <text:p text:style-name="P79"><text:a xlink:type="simple" xlink:href="#__RefHeading___Toc10223_934361924" text:style-name="Index_20_Link" text:visited-style-name="Index_20_Link">Scale to Bounds<text:tab/>12</text:a></text:p>
          <text:p text:style-name="P77"><text:a xlink:type="simple" xlink:href="#__RefHeading___Toc35226_3113705400" text:style-name="Index_20_Link" text:visited-style-name="Index_20_Link">Cylinder Projection<text:tab/>12</text:a></text:p>
          <text:p text:style-name="P78"><text:a xlink:type="simple" xlink:href="#__RefHeading___Toc10227_934361924" text:style-name="Index_20_Link" text:visited-style-name="Index_20_Link">Last Operator Cylinder Projection<text:tab/>12</text:a></text:p>
          <text:p text:style-name="P79"><text:a xlink:type="simple" xlink:href="#__RefHeading___Toc10229_934361924" text:style-name="Index_20_Link" text:visited-style-name="Index_20_Link">Direction<text:tab/>12</text:a></text:p>
          <text:p text:style-name="P79"><text:a xlink:type="simple" xlink:href="#__RefHeading___Toc10231_934361924" text:style-name="Index_20_Link" text:visited-style-name="Index_20_Link">Align<text:tab/>12</text:a></text:p>
          <text:p text:style-name="P79"><text:a xlink:type="simple" xlink:href="#__RefHeading___Toc10233_934361924" text:style-name="Index_20_Link" text:visited-style-name="Index_20_Link">Radius<text:tab/>12</text:a></text:p>
          <text:p text:style-name="P79"><text:a xlink:type="simple" xlink:href="#__RefHeading___Toc10235_934361924" text:style-name="Index_20_Link" text:visited-style-name="Index_20_Link">Correct Aspect<text:tab/>12</text:a></text:p>
          <text:p text:style-name="P79"><text:a xlink:type="simple" xlink:href="#__RefHeading___Toc10237_934361924" text:style-name="Index_20_Link" text:visited-style-name="Index_20_Link">Clip to Bounds<text:tab/>12</text:a></text:p>
          <text:p text:style-name="P79"><text:a xlink:type="simple" xlink:href="#__RefHeading___Toc10239_934361924" text:style-name="Index_20_Link" text:visited-style-name="Index_20_Link">Scale to Bounds<text:tab/>12</text:a></text:p>
          <text:p text:style-name="P77"><text:a xlink:type="simple" xlink:href="#__RefHeading___Toc35228_3113705400" text:style-name="Index_20_Link" text:visited-style-name="Index_20_Link">Sphere Projection<text:tab/>12</text:a></text:p>
          <text:p text:style-name="P78"><text:a xlink:type="simple" xlink:href="#__RefHeading___Toc10243_934361924" text:style-name="Index_20_Link" text:visited-style-name="Index_20_Link">Last Operator Sphere Projection<text:tab/>12</text:a></text:p>
          <text:p text:style-name="P79"><text:a xlink:type="simple" xlink:href="#__RefHeading___Toc10245_934361924" text:style-name="Index_20_Link" text:visited-style-name="Index_20_Link">Direction<text:tab/>12</text:a></text:p>
          <text:p text:style-name="P79"><text:a xlink:type="simple" xlink:href="#__RefHeading___Toc10247_934361924" text:style-name="Index_20_Link" text:visited-style-name="Index_20_Link">Align<text:tab/>12</text:a></text:p>
          <text:p text:style-name="P79"><text:a xlink:type="simple" xlink:href="#__RefHeading___Toc10249_934361924" text:style-name="Index_20_Link" text:visited-style-name="Index_20_Link">Correct Aspect<text:tab/>12</text:a></text:p>
          <text:p text:style-name="P79"><text:a xlink:type="simple" xlink:href="#__RefHeading___Toc10251_934361924" text:style-name="Index_20_Link" text:visited-style-name="Index_20_Link">Clip to Bounds<text:tab/>12</text:a></text:p>
          <text:p text:style-name="P79"><text:a xlink:type="simple" xlink:href="#__RefHeading___Toc10253_934361924" text:style-name="Index_20_Link" text:visited-style-name="Index_20_Link">Scale to Bounds<text:tab/>13</text:a></text:p>
          <text:p text:style-name="P76"><text:a xlink:type="simple" xlink:href="#__RefHeading___Toc721_3379235997" text:style-name="Index_20_Link" text:visited-style-name="Index_20_Link">Pin<text:tab/>13</text:a></text:p>
          <text:p text:style-name="P76"><text:a xlink:type="simple" xlink:href="#__RefHeading___Toc723_3379235997" text:style-name="Index_20_Link" text:visited-style-name="Index_20_Link">Unpin<text:tab/>13</text:a></text:p>
          <text:p text:style-name="P78"><text:a xlink:type="simple" xlink:href="#__RefHeading___Toc64543_2389264177" text:style-name="Index_20_Link" text:visited-style-name="Index_20_Link">Last operator Pin<text:tab/>13</text:a></text:p>
          <text:p text:style-name="P79"><text:a xlink:type="simple" xlink:href="#__RefHeading___Toc64545_2389264177" text:style-name="Index_20_Link" text:visited-style-name="Index_20_Link">Clear<text:tab/>13</text:a></text:p>
          <text:p text:style-name="P76"><text:a xlink:type="simple" xlink:href="#__RefHeading___Toc4478_3746768959" text:style-name="Index_20_Link" text:visited-style-name="Index_20_Link">Merge<text:tab/>13</text:a></text:p>
          <text:p text:style-name="P77"><text:a xlink:type="simple" xlink:href="#__RefHeading___Toc2210_1309005888" text:style-name="Index_20_Link" text:visited-style-name="Index_20_Link">At Center<text:tab/>13</text:a></text:p>
          <text:p text:style-name="P77"><text:a xlink:type="simple" xlink:href="#__RefHeading___Toc2212_1309005888" text:style-name="Index_20_Link" text:visited-style-name="Index_20_Link">At Cursor<text:tab/>13</text:a></text:p>
          <text:p text:style-name="P78"><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9"><text:a xlink:type="simple" xlink:href="#__RefHeading___Toc64591_23892641771" text:style-name="Index_20_Link" text:visited-style-name="Index_20_Link">Target<text:tab/>13</text:a></text:p>
          <text:p text:style-name="P77"><text:a xlink:type="simple" xlink:href="#__RefHeading___Toc2216_1309005888" text:style-name="Index_20_Link" text:visited-style-name="Index_20_Link">By Distance<text:tab/>14</text:a></text:p>
          <text:p text:style-name="P78"><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4</text:a></text:p>
          <text:p text:style-name="P79"><text:a xlink:type="simple" xlink:href="#__RefHeading___Toc64591_238926417711" text:style-name="Index_20_Link" text:visited-style-name="Index_20_Link">Merge Distance<text:tab/>14</text:a></text:p>
          <text:p text:style-name="P76"><text:a xlink:type="simple" xlink:href="#__RefHeading___Toc4480_3746768959" text:style-name="Index_20_Link" text:visited-style-name="Index_20_Link">Split<text:tab/>14</text:a></text:p>
          <text:p text:style-name="P76"><text:a xlink:type="simple" xlink:href="#__RefHeading___Toc725_3379235997" text:style-name="Index_20_Link" text:visited-style-name="Index_20_Link">Pack Islands<text:tab/>14</text:a></text:p>
          <text:p text:style-name="P78"><text:a xlink:type="simple" xlink:href="#__RefHeading___Toc64579_2389264177" text:style-name="Index_20_Link" text:visited-style-name="Index_20_Link">Last Operator Pack Islands<text:tab/>14</text:a></text:p>
          <text:p text:style-name="P79"><text:a xlink:type="simple" xlink:href="#__RefHeading___Toc64581_2389264177" text:style-name="Index_20_Link" text:visited-style-name="Index_20_Link">Rotate<text:tab/>14</text:a></text:p>
          <text:p text:style-name="P79"><text:a xlink:type="simple" xlink:href="#__RefHeading___Toc64583_2389264177" text:style-name="Index_20_Link" text:visited-style-name="Index_20_Link">Margin<text:tab/>14</text:a></text:p>
          <text:p text:style-name="P76"><text:a xlink:type="simple" xlink:href="#__RefHeading___Toc1206_4087574331" text:style-name="Index_20_Link" text:visited-style-name="Index_20_Link">Average Island Scale<text:tab/>14</text:a></text:p>
          <text:p text:style-name="P76"><text:a xlink:type="simple" xlink:href="#__RefHeading___Toc64587_2389264177" text:style-name="Index_20_Link" text:visited-style-name="Index_20_Link">Minimize Stretch<text:tab/>15</text:a></text:p>
          <text:p text:style-name="P78"><text:a xlink:type="simple" xlink:href="#__RefHeading___Toc64589_2389264177" text:style-name="Index_20_Link" text:visited-style-name="Index_20_Link">Last Operator Minimize Stretch<text:tab/>16</text:a></text:p>
          <text:p text:style-name="P79"><text:a xlink:type="simple" xlink:href="#__RefHeading___Toc64591_2389264177" text:style-name="Index_20_Link" text:visited-style-name="Index_20_Link">Fill Holes<text:tab/>16</text:a></text:p>
          <text:p text:style-name="P79"><text:a xlink:type="simple" xlink:href="#__RefHeading___Toc64593_2389264177" text:style-name="Index_20_Link" text:visited-style-name="Index_20_Link">Blend<text:tab/>16</text:a></text:p>
          <text:p text:style-name="P79"><text:a xlink:type="simple" xlink:href="#__RefHeading___Toc64595_2389264177" text:style-name="Index_20_Link" text:visited-style-name="Index_20_Link">Iterations<text:tab/>16</text:a></text:p>
          <text:p text:style-name="P76"><text:soft-page-break/><text:a xlink:type="simple" xlink:href="#__RefHeading___Toc727_3379235997" text:style-name="Index_20_Link" text:visited-style-name="Index_20_Link">Stitch<text:tab/>16</text:a></text:p>
          <text:p text:style-name="P77"><text:a xlink:type="simple" xlink:href="#__RefHeading___Toc64551_2389264177" text:style-name="Index_20_Link" text:visited-style-name="Index_20_Link">Last Operator Stitch<text:tab/>16</text:a></text:p>
          <text:p text:style-name="P78"><text:a xlink:type="simple" xlink:href="#__RefHeading___Toc64553_2389264177" text:style-name="Index_20_Link" text:visited-style-name="Index_20_Link">Use Limit<text:tab/>16</text:a></text:p>
          <text:p text:style-name="P79"><text:a xlink:type="simple" xlink:href="#__RefHeading___Toc64555_2389264177" text:style-name="Index_20_Link" text:visited-style-name="Index_20_Link">Snap Island<text:tab/>16</text:a></text:p>
          <text:p text:style-name="P78"><text:a xlink:type="simple" xlink:href="#__RefHeading___Toc64557_2389264177" text:style-name="Index_20_Link" text:visited-style-name="Index_20_Link">Limit<text:tab/>16</text:a></text:p>
          <text:p text:style-name="P78"><text:a xlink:type="simple" xlink:href="#__RefHeading___Toc64559_2389264177" text:style-name="Index_20_Link" text:visited-style-name="Index_20_Link">Static Island<text:tab/>16</text:a></text:p>
          <text:p text:style-name="P78"><text:a xlink:type="simple" xlink:href="#__RefHeading___Toc57599_218003068" text:style-name="Index_20_Link" text:visited-style-name="Index_20_Link">Active Object<text:tab/>16</text:a></text:p>
          <text:p text:style-name="P78"><text:a xlink:type="simple" xlink:href="#__RefHeading___Toc64561_2389264177" text:style-name="Index_20_Link" text:visited-style-name="Index_20_Link">Snap at Midpoint<text:tab/>17</text:a></text:p>
          <text:p text:style-name="P78"><text:a xlink:type="simple" xlink:href="#__RefHeading___Toc64563_2389264177" text:style-name="Index_20_Link" text:visited-style-name="Index_20_Link">Clear Seams<text:tab/>17</text:a></text:p>
          <text:p text:style-name="P78"><text:a xlink:type="simple" xlink:href="#__RefHeading___Toc64565_2389264177" text:style-name="Index_20_Link" text:visited-style-name="Index_20_Link">Operation Mode<text:tab/>17</text:a></text:p>
          <text:p text:style-name="P76"><text:a xlink:type="simple" xlink:href="#__RefHeading___Toc729_3379235997" text:style-name="Index_20_Link" text:visited-style-name="Index_20_Link">Mark Seam<text:tab/>17</text:a></text:p>
          <text:p text:style-name="P77"><text:a xlink:type="simple" xlink:href="#__RefHeading___Toc64529_2389264177" text:style-name="Index_20_Link" text:visited-style-name="Index_20_Link">Last Operator Mark Seam<text:tab/>17</text:a></text:p>
          <text:p text:style-name="P78"><text:a xlink:type="simple" xlink:href="#__RefHeading___Toc64531_2389264177" text:style-name="Index_20_Link" text:visited-style-name="Index_20_Link">Clear<text:tab/>17</text:a></text:p>
          <text:p text:style-name="P77"><text:a xlink:type="simple" xlink:href="#__RefHeading___Toc64533_2389264177" text:style-name="Index_20_Link" text:visited-style-name="Index_20_Link">Clear Seam<text:tab/>17</text:a></text:p>
          <text:p text:style-name="P76"><text:a xlink:type="simple" xlink:href="#__RefHeading___Toc731_3379235997" text:style-name="Index_20_Link" text:visited-style-name="Index_20_Link">Seams from Islands<text:tab/>17</text:a></text:p>
          <text:p text:style-name="P76"><text:a xlink:type="simple" xlink:href="#__RefHeading___Toc733_3379235997" text:style-name="Index_20_Link" text:visited-style-name="Index_20_Link">Align<text:tab/>18</text:a></text:p>
          <text:p text:style-name="P77"><text:a xlink:type="simple" xlink:href="#__RefHeading___Toc10376_3379235997" text:style-name="Index_20_Link" text:visited-style-name="Index_20_Link">Straighten<text:tab/>18</text:a></text:p>
          <text:p text:style-name="P77"><text:a xlink:type="simple" xlink:href="#__RefHeading___Toc39265_2426242040" text:style-name="Index_20_Link" text:visited-style-name="Index_20_Link">Straighten X<text:tab/>18</text:a></text:p>
          <text:p text:style-name="P77"><text:a xlink:type="simple" xlink:href="#__RefHeading___Toc39267_2426242040" text:style-name="Index_20_Link" text:visited-style-name="Index_20_Link">Straighten Y<text:tab/>18</text:a></text:p>
          <text:p text:style-name="P77"><text:a xlink:type="simple" xlink:href="#__RefHeading___Toc39269_2426242040" text:style-name="Index_20_Link" text:visited-style-name="Index_20_Link">Align Auto<text:tab/>18</text:a></text:p>
          <text:p text:style-name="P77"><text:a xlink:type="simple" xlink:href="#__RefHeading___Toc39271_2426242040" text:style-name="Index_20_Link" text:visited-style-name="Index_20_Link">Align X<text:tab/>18</text:a></text:p>
          <text:p text:style-name="P77"><text:a xlink:type="simple" xlink:href="#__RefHeading___Toc39273_2426242040" text:style-name="Index_20_Link" text:visited-style-name="Index_20_Link">Align Y<text:tab/>18</text:a></text:p>
          <text:p text:style-name="P78"><text:a xlink:type="simple" xlink:href="#__RefHeading___Toc64525_2389264177" text:style-name="Index_20_Link" text:visited-style-name="Index_20_Link">Last operator Align<text:tab/>18</text:a></text:p>
          <text:p text:style-name="P79"><text:a xlink:type="simple" xlink:href="#__RefHeading___Toc64527_2389264177" text:style-name="Index_20_Link" text:visited-style-name="Index_20_Link">Axis<text:tab/>18</text:a></text:p>
          <text:p text:style-name="P77"><text:a xlink:type="simple" xlink:href="#__RefHeading___Toc2235_2052989344" text:style-name="Index_20_Link" text:visited-style-name="Index_20_Link">Align Rotation<text:tab/>18</text:a></text:p>
          <text:p text:style-name="P78"><text:a xlink:type="simple" xlink:href="#__RefHeading___Toc64525_23892641771" text:style-name="Index_20_Link" text:visited-style-name="Index_20_Link">Last operator Align Rotation<text:tab/>19</text:a></text:p>
          <text:p text:style-name="P79"><text:a xlink:type="simple" xlink:href="#__RefHeading___Toc64527_23892641771" text:style-name="Index_20_Link" text:visited-style-name="Index_20_Link">Method<text:tab/>19</text:a></text:p>
          <text:p text:style-name="P80"><text:a xlink:type="simple" xlink:href="#__RefHeading___Toc2237_2052989344" text:style-name="Index_20_Link" text:visited-style-name="Index_20_Link">Geometry<text:tab/>19</text:a></text:p>
          <text:p text:style-name="P80"><text:a xlink:type="simple" xlink:href="#__RefHeading___Toc2239_2052989344" text:style-name="Index_20_Link" text:visited-style-name="Index_20_Link">Edge<text:tab/>19</text:a></text:p>
          <text:p text:style-name="P80"><text:a xlink:type="simple" xlink:href="#__RefHeading___Toc2241_2052989344" text:style-name="Index_20_Link" text:visited-style-name="Index_20_Link">Auto<text:tab/>19</text:a></text:p>
          <text:p text:style-name="P76"><text:a xlink:type="simple" xlink:href="#__RefHeading___Toc20743_3379235997" text:style-name="Index_20_Link" text:visited-style-name="Index_20_Link">UV Select Mode<text:tab/>19</text:a></text:p>
          <text:p text:style-name="P76"><text:a xlink:type="simple" xlink:href="#__RefHeading___Toc2343_1788021231" text:style-name="Index_20_Link" text:visited-style-name="Index_20_Link">Copy UV<text:tab/>19</text:a></text:p>
          <text:p text:style-name="P76"><text:a xlink:type="simple" xlink:href="#__RefHeading___Toc2345_1788021231" text:style-name="Index_20_Link" text:visited-style-name="Index_20_Link">Paste UV<text:tab/>19</text:a></text:p>
          <text:p text:style-name="P76"><text:a xlink:type="simple" xlink:href="#__RefHeading___Toc20745_3379235997" text:style-name="Index_20_Link" text:visited-style-name="Index_20_Link">Show / Hide Faces<text:tab/>19</text:a></text:p>
          <text:p text:style-name="P77"><text:a xlink:type="simple" xlink:href="#__RefHeading___Toc4004_2674396238" text:style-name="Index_20_Link" text:visited-style-name="Index_20_Link">Reveal Hidden<text:tab/>19</text:a></text:p>
          <text:p text:style-name="P77"><text:a xlink:type="simple" xlink:href="#__RefHeading___Toc4006_2674396238" text:style-name="Index_20_Link" text:visited-style-name="Index_20_Link">Hide Selected<text:tab/>19</text:a></text:p>
          <text:p text:style-name="P77"><text:a xlink:type="simple" xlink:href="#__RefHeading___Toc4008_2674396238" text:style-name="Index_20_Link" text:visited-style-name="Index_20_Link">Hide Unselected<text:tab/>19</text:a></text:p>
          <text:p text:style-name="P77"><text:a xlink:type="simple" xlink:href="#__RefHeading___Toc20747_3379235997" text:style-name="Index_20_Link" text:visited-style-name="Index_20_Link">Last Operator Reveal Hidden / Hide Selected<text:tab/>20</text:a></text:p>
          <text:p text:style-name="P78"><text:a xlink:type="simple" xlink:href="#__RefHeading___Toc52760_1737773070" text:style-name="Index_20_Link" text:visited-style-name="Index_20_Link">Select<text:tab/>20</text:a></text:p>
          <text:p text:style-name="P76"><text:a xlink:type="simple" xlink:href="#__RefHeading___Toc2194_1892983465" text:style-name="Index_20_Link" text:visited-style-name="Index_20_Link">Reset<text:tab/>20</text:a></text:p>
          <text:p text:style-name="P76"><text:a xlink:type="simple" xlink:href="#__RefHeading___Toc20749_3379235997" text:style-name="Index_20_Link" text:visited-style-name="Index_20_Link">Export UV Layout<text:tab/>20</text:a></text:p>
          <text:p text:style-name="P77"><text:a xlink:type="simple" xlink:href="#__RefHeading___Toc3711_3288610003" text:style-name="Index_20_Link" text:visited-style-name="Index_20_Link">All UV's<text:tab/>20</text:a></text:p>
          <text:p text:style-name="P77"><text:a xlink:type="simple" xlink:href="#__RefHeading___Toc3713_3288610003" text:style-name="Index_20_Link" text:visited-style-name="Index_20_Link">Modified<text:tab/>20</text:a></text:p>
          <text:p text:style-name="P77"><text:a xlink:type="simple" xlink:href="#__RefHeading___Toc3715_3288610003" text:style-name="Index_20_Link" text:visited-style-name="Index_20_Link">Format<text:tab/>20</text:a></text:p>
          <text:p text:style-name="P77"><text:a xlink:type="simple" xlink:href="#__RefHeading___Toc3717_3288610003" text:style-name="Index_20_Link" text:visited-style-name="Index_20_Link">Size<text:tab/>20</text:a></text:p>
          <text:p text:style-name="P77"><text:a xlink:type="simple" xlink:href="#__RefHeading___Toc3719_3288610003" text:style-name="Index_20_Link" text:visited-style-name="Index_20_Link">Fill Opacity<text:tab/>20</text:a></text:p>
        </text:index-body>
      </text:table-of-content>
      <text:p text:style-name="P21"/>
      <text:p text:style-name="P21"/>
      <text:p text:style-name="P21"/>
      <text:p text:style-name="P21"/>
      <text:p text:style-name="P21"/>
      <table:table table:name="Tabelle22" table:style-name="Tabelle22">
        <table:table-column table:style-name="Tabelle22.A"/>
        <table:table-row table:style-name="TableLine3006155919152">
          <table:table-cell table:style-name="Tabelle22.A1" office:value-type="string">
            <text:h text:style-name="P91"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draw:frame draw:style-name="fr2" draw:name="Bild76" text:anchor-type="paragraph" svg:width="3.069cm" svg:height="8.939cm" draw:z-index="0"><draw:image xlink:href="Pictures/10000001000000B5000002109F685BD64DD1E71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6cm" svg:height="1.829cm" draw:z-index="17"><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3">Rotates the selection by 90 degree counter clockwise.</text:p>
      <text:h text:style-name="P38" text:outline-level="4"><draw:frame draw:style-name="fr2" draw:name="Bild15" text:anchor-type="paragraph" svg:width="4.84cm" svg:height="2.2cm" draw:z-index="56"><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04" text:outline-level="5"><text:bookmark-start text:name="__RefHeading___Toc2124_40840601061"/>Angle<text:bookmark-end text:name="__RefHeading___Toc2124_40840601061"/></text:h>
      <text:p text:style-name="P74">The rotation angle.</text:p>
      <text:h text:style-name="P105" text:outline-level="5"><text:bookmark-start text:name="__RefHeading___Toc2122_3447179696"/>Axis<text:bookmark-end text:name="__RefHeading___Toc2122_3447179696"/></text:h>
      <text:p text:style-name="P23">Defines one axis of the imaginary shear axis plane.</text:p>
      <text:h text:style-name="P105" text:outline-level="5"><draw:frame draw:style-name="fr1" draw:name="Bild26" text:anchor-type="paragraph" svg:y="0.51cm" svg:width="2.15cm" svg:height="2.88cm" draw:z-index="58"><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3">Choose the orientation for the shear action.</text:p>
      <text:h text:style-name="P104" text:outline-level="5"/>
      <text:p text:style-name="P74"/>
      <text:p text:style-name="P74"><text:bookmark-start text:name="__RefHeading___Toc2134_40840601061"/><text:bookmark-end text:name="__RefHeading___Toc2134_40840601061"/></text:p>
      <text:h text:style-name="P105" text:outline-level="5"><text:bookmark-start text:name="__RefHeading___Toc2124_3447179696"/><text:soft-page-break/>Proportional editing<text:bookmark-end text:name="__RefHeading___Toc2124_3447179696"/></text:h>
      <text:p text:style-name="P23"><draw:frame draw:style-name="fr3" draw:name="Bild22" text:anchor-type="paragraph" svg:x="13.968cm" svg:y="0.064cm" svg:width="4.761cm" svg:height="2.011cm" draw:z-index="57"><draw:image xlink:href="Pictures/100000010000011900000077A88B36808FE61D0D.png" xlink:type="simple" xlink:show="embed" xlink:actuate="onLoad" draw:mime-type="image/png"/></draw:frame>Enables proportional editing. Activating proportional editing reveals further settings.</text:p>
      <text:h text:style-name="P115" text:outline-level="6"><text:bookmark-start text:name="__RefHeading___Toc1579_176334646911"/>Proportional Falloff<text:bookmark-end text:name="__RefHeading___Toc1579_176334646911"/></text:h>
      <text:p text:style-name="P23">Adjust the falloff methods.</text:p>
      <text:h text:style-name="P115" text:outline-level="6"><text:bookmark-start text:name="__RefHeading___Toc1545_150204374711"/>Proportional Size<text:bookmark-end text:name="__RefHeading___Toc1545_150204374711"/></text:h>
      <text:p text:style-name="P22">See and adjust the falloff radius.</text:p>
      <text:p text:style-name="P22"/>
      <text:h text:style-name="P115" text:outline-level="6"><text:bookmark-start text:name="__RefHeading___Toc1581_176334646911"/>Connected<text:bookmark-end text:name="__RefHeading___Toc1581_176334646911"/></text:h>
      <text:p text:style-name="P23">The proportional falloff gets calculated for connected parts only.</text:p>
      <text:h text:style-name="P115"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0" draw:name="Bild7" text:anchor-type="paragraph" svg:y="0.293cm" svg:width="4.77cm" svg:height="2.191cm" draw:z-index="5"><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1"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h text:style-name="Heading_20_3" text:outline-level="3"><text:bookmark-start text:name="__RefHeading___Toc2335_1788021231"/>Randomize<text:bookmark-end text:name="__RefHeading___Toc2335_1788021231"/></text:h>
      <text:h text:style-name="P103" text:outline-level="4"><draw:frame draw:style-name="fr1" draw:name="Bild31" text:anchor-type="paragraph" svg:y="0.293cm" svg:width="4.791cm" svg:height="5.039cm" draw:z-index="63"><draw:image xlink:href="Pictures/100000010000011B0000012A497B67F2A94875EF.png" xlink:type="simple" xlink:show="embed" xlink:actuate="onLoad" draw:mime-type="image/png"/></draw:frame><text:bookmark-start text:name="__RefHeading___Toc2122_40840601061"/>Last Operator <text:span text:style-name="T39">Randomize</text:span><text:bookmark-end text:name="__RefHeading___Toc2122_40840601061"/></text:h>
      <text:h text:style-name="P114" text:outline-level="5"><text:bookmark-start text:name="__RefHeading___Toc2124_40840601062"/>Random Seed<text:bookmark-end text:name="__RefHeading___Toc2124_40840601062"/></text:h>
      <text:p text:style-name="P117">The seed for the randomization.</text:p>
      <text:h text:style-name="P114" text:outline-level="5"><text:bookmark-start text:name="__RefHeading___Toc2128_40840601061"/>Randomize Location<text:bookmark-end text:name="__RefHeading___Toc2128_40840601061"/></text:h>
      <text:p text:style-name="P117">Randomize the location values.</text:p>
      <text:h text:style-name="Heading_20_5" text:outline-level="5"><text:bookmark-start text:name="__RefHeading___Toc2337_1788021231"/>Location <text:bookmark-end text:name="__RefHeading___Toc2337_1788021231"/></text:h>
      <text:p text:style-name="P117">The maximum distance the objects can spread over each axis.</text:p>
      <text:h text:style-name="P114" text:outline-level="5"><text:bookmark-start text:name="__RefHeading___Toc2128_408406010611"/>Randomize Rotation<text:bookmark-end text:name="__RefHeading___Toc2128_408406010611"/></text:h>
      <text:p text:style-name="P117">Randomize the rotation values.</text:p>
      <text:h text:style-name="Heading_20_5" text:outline-level="5"><text:bookmark-start text:name="__RefHeading___Toc2339_1788021231"/>Rotation<text:bookmark-end text:name="__RefHeading___Toc2339_1788021231"/></text:h>
      <text:p text:style-name="P117">The maximum allowed rotation</text:p>
      <text:h text:style-name="P114" text:outline-level="5"><text:bookmark-start text:name="__RefHeading___Toc2128_4084060106111"/>Randomize Scale<text:bookmark-end text:name="__RefHeading___Toc2128_4084060106111"/></text:h>
      <text:p text:style-name="P117">Randomize the scale values.</text:p>
      <text:h text:style-name="P114" text:outline-level="5"><text:bookmark-start text:name="__RefHeading___Toc2128_40840601061111"/>Scale Even<text:bookmark-end text:name="__RefHeading___Toc2128_40840601061111"/></text:h>
      <text:p text:style-name="P117">Randomize the scale values.</text:p>
      <text:h text:style-name="P113" text:outline-level="5"><text:bookmark-start text:name="__RefHeading___Toc2341_1788021231"/><text:span text:style-name="T39">Scale</text:span> <text:bookmark-end text:name="__RefHeading___Toc2341_1788021231"/></text:h>
      <text:p text:style-name="P117">The maximum scale the objects can scale over each axis.</text:p>
      <text:p text:style-name="Horizontal_20_Line"/>
      <text:h text:style-name="Heading_20_2" text:outline-level="2"><draw:frame draw:style-name="fr1" draw:name="Bild2" text:anchor-type="paragraph" svg:y="0.138cm" svg:width="6.01cm" svg:height="1.319cm" draw:z-index="8"><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98" text:outline-level="3"><text:bookmark-start text:name="__RefHeading___Toc709_3379235997"/>Copy Mirrored UV coords<text:bookmark-end text:name="__RefHeading___Toc709_3379235997"/></text:h>
      <text:p text:style-name="P55">Copies and pastes the selected UV geometry on the X axis based on a mirrored mesh.</text:p>
      <text:p text:style-name="P55"><draw:frame draw:style-name="fr1" draw:name="Bild232" text:anchor-type="paragraph" svg:y="0.072cm" svg:width="1.99cm" svg:height="0.46cm" draw:z-index="9"><draw:image xlink:href="Pictures/10000001000000710000001ADC51CE8818C2A904.png" xlink:type="simple" xlink:show="embed" xlink:actuate="onLoad" draw:mime-type="image/png"/></draw:frame>Use UV Select Sync must be off. The tool does not work with Use UV Select Sync on.<text:span text:style-name="T20"> And it is not fully reliable as our example shows.</text:span></text:p>
      <text:p text:style-name="P8"/>
      <text:h text:style-name="Heading_20_3" text:outline-level="3"><text:bookmark-start text:name="__RefHeading___Toc711_3379235997"/>X<text:bookmark-end text:name="__RefHeading___Toc711_3379235997"/></text:h>
      <text:p text:style-name="P56">Mirrors the selection in X axis. <text:span text:style-name="T24">The mirror point is the pivot of the selection.</text:span></text:p>
      <text:h text:style-name="Heading_20_3" text:outline-level="3"><text:bookmark-start text:name="__RefHeading___Toc713_3379235997"/><text:soft-page-break/>Y<text:bookmark-end text:name="__RefHeading___Toc713_3379235997"/></text:h>
      <text:p text:style-name="P56">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8">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59"><draw:frame draw:style-name="fr6" draw:name="Bild4" text:anchor-type="paragraph" svg:y="0.591cm" svg:width="2.54cm" svg:height="2.589cm" draw:z-index="13"><draw:image xlink:href="Pictures/1000000100000090000000936ED14A45B552D1BF.png" xlink:type="simple" xlink:show="embed" xlink:actuate="onLoad" draw:mime-type="image/png"/></draw:frame>Orientation is a drop-down box <text:span text:style-name="T32">to c</text:span>hoose the type of orientation for the mirroring action.</text:p>
      <text:p text:style-name="P58"/>
      <text:p text:style-name="P58"/>
      <text:h text:style-name="Heading_20_5" text:outline-level="5"><text:bookmark-start text:name="__RefHeading___Toc5422_7973215312111111"/>Constraint Axis<text:bookmark-end text:name="__RefHeading___Toc5422_7973215312111111"/></text:h>
      <text:p text:style-name="P59">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60">Activates proportional editing<text:span text:style-name="T21">.</text:span></text:p>
      <text:p text:style-name="P60"/>
      <text:p text:style-name="P60"/>
      <text:p text:style-name="P60"/>
      <text:p text:style-name="P60"/>
      <text:h text:style-name="Heading_20_6" text:outline-level="6"><text:bookmark-start text:name="__RefHeading___Toc15322_2352434771"/>Proportional Editing Falloff<text:bookmark-end text:name="__RefHeading___Toc15322_2352434771"/></text:h>
      <text:p text:style-name="P58"><draw:frame draw:style-name="fr9" draw:name="Bild209" text:anchor-type="paragraph" svg:x="15.42cm" svg:y="0.046cm" svg:width="3.281cm" svg:height="3.761cm" draw:z-index="10"><draw:image xlink:href="Pictures/10000001000000BA000000D5106ACFB3A75CFEC8.png" xlink:type="simple" xlink:show="embed" xlink:actuate="onLoad" draw:mime-type="image/png"/></draw:frame>Proportional Editing Falloff is a drop-down box <text:span text:style-name="T33">to </text:span>Choose a method for the falloff for the proportional editing.</text:p>
      <text:p text:style-name="P58"/>
      <text:p text:style-name="P58"/>
      <text:p text:style-name="P58"/>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7">The proportional falloff gets calculated in the screen space. Depth doesn't play a role. When it's in the radius, then it gets calculated.</text:p>
      <text:p text:style-name="Horizontal_20_Line"/>
      <text:h text:style-name="P92" text:outline-level="2"><text:bookmark-start text:name="__RefHeading___Toc715_3379235997"/>Snap<text:bookmark-end text:name="__RefHeading___Toc715_3379235997"/></text:h>
      <text:p text:style-name="P60"><draw:frame draw:style-name="fr2" draw:name="Bild5" text:anchor-type="paragraph" svg:width="6.72cm" svg:height="2.32cm" draw:z-index="14"><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60"><text:soft-page-break/></text:p>
      <text:h text:style-name="P98" text:outline-level="3"><draw:frame draw:style-name="fr2" draw:name="Bild3" text:anchor-type="paragraph" svg:width="4.761cm" svg:height="1.03cm" draw:z-index="15"><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13.942cm" svg:y="0.66cm" svg:width="4.761cm" svg:height="1.03cm" draw:z-index="16"><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60">Set the snap target method again.</text:p>
      <text:p text:style-name="P5"/>
      <text:p text:style-name="P4"/>
      <text:p text:style-name="Horizontal_20_Line"/>
      <text:h text:style-name="P93" text:outline-level="2"><text:bookmark-start text:name="__RefHeading___Toc717_3379235997"/>Unwrap <draw:frame draw:style-name="fr8" draw:name="Bild25" text:anchor-type="char" svg:width="5.911cm" svg:height="3.221cm" draw:z-index="53"><draw:image xlink:href="Pictures/100000010000015D000000BEA184FA88D3D7F5F7.png" xlink:type="simple" xlink:show="embed" xlink:actuate="onLoad" draw:mime-type="image/png"/></draw:frame><text:bookmark-end text:name="__RefHeading___Toc717_3379235997"/></text:h>
      <text:h text:style-name="P93" text:outline-level="2"/>
      <text:h text:style-name="P93" text:outline-level="2"/>
      <text:h text:style-name="Heading_20_3" text:outline-level="3"><text:bookmark-start text:name="__RefHeading___Toc2163_2192801381"/><text:span text:style-name="T35">Unwrap </text:span>ABF<text:bookmark-end text:name="__RefHeading___Toc2163_2192801381"/></text:h>
      <text:p text:style-name="P48">Unwrap ABF unwraps the selected geometry with the method Angle based. ABF stands for Angle Based Flattening. ABF can give a bit better result than LSCM when unwrapping organic shapes.</text:p>
      <text:p text:style-name="P50">Note that you need to have the geometry selected in the 3D view.</text:p>
      <text:h text:style-name="Heading_20_3" text:outline-level="3"><text:bookmark-start text:name="__RefHeading___Toc9725_420274105"/>Unwrap <text:span text:style-name="T10">C</text:span><text:span text:style-name="T11">onformal</text:span><text:bookmark-end text:name="__RefHeading___Toc9725_420274105"/></text:h>
      <text:p text:style-name="P48">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50">Note that you need to have the geometry selected in the 3D view.</text:p>
      <text:p text:style-name="P4"/>
      <text:h text:style-name="P99" text:outline-level="3"><text:bookmark-start text:name="__RefHeading___Toc719_3379235997"/>Last Operator Unwrap<text:span text:style-name="T17"> </text:span><text:bookmark-end text:name="__RefHeading___Toc719_3379235997"/></text:h>
      <text:p text:style-name="P49"><draw:frame draw:style-name="fr6" draw:name="Bild278" text:anchor-type="paragraph" svg:y="0.429cm" svg:width="4.791cm" svg:height="2.54cm" draw:z-index="1"><draw:image xlink:href="Pictures/100000010000011B00000096B4BB6DD294C5420B.png" xlink:type="simple" xlink:show="embed" xlink:actuate="onLoad" draw:mime-type="image/png"/></draw:frame><text:span text:style-name="T18">The last operator appears in the 3D view. </text:span>Unwrap ABF and Unwrap LSCM shares the same Last Operator.</text:p>
      <text:h text:style-name="P27" text:outline-level="4"><text:bookmark-start text:name="__RefHeading___Toc9729_420274105"/>Method<text:bookmark-end text:name="__RefHeading___Toc9729_420274105"/></text:h>
      <text:p text:style-name="P48">Method is a drop down box <text:span text:style-name="T33">to </text:span>Choose between Unwrap method Angle Based and Conformal.</text:p>
      <text:h text:style-name="P27" text:outline-level="4"><text:bookmark-start text:name="__RefHeading___Toc9731_420274105"/>Fill Holes<text:bookmark-end text:name="__RefHeading___Toc9731_420274105"/></text:h>
      <text:p text:style-name="P48">Fill holes in the mesh before unwrapping.</text:p>
      <text:h text:style-name="P27" text:outline-level="4"><text:bookmark-start text:name="__RefHeading___Toc9733_420274105"/>Correct Aspect<text:bookmark-end text:name="__RefHeading___Toc9733_420274105"/></text:h>
      <text:p text:style-name="P48">Take the Image Aspect Ratio into account.</text:p>
      <text:h text:style-name="P27" text:outline-level="4"><text:bookmark-start text:name="__RefHeading___Toc9735_420274105"/><text:soft-page-break/>Use Subsurf Modifier<text:bookmark-end text:name="__RefHeading___Toc9735_420274105"/></text:h>
      <text:p text:style-name="P48">Unwraps an existing Subsurf Modifier. You need to add a Subsurf Modifier first.</text:p>
      <text:h text:style-name="P27" text:outline-level="4"><text:bookmark-start text:name="__RefHeading___Toc9737_420274105"/>Margin<text:bookmark-end text:name="__RefHeading___Toc9737_420274105"/></text:h>
      <text:p text:style-name="P48">The distance between the single UV patches.</text:p>
      <text:p text:style-name="P46"/>
      <text:h text:style-name="Heading_20_3" text:outline-level="3"><draw:frame draw:style-name="fr3" draw:name="Bild279" text:anchor-type="paragraph" svg:x="13.293cm" svg:y="0.474cm" svg:width="5.3cm" svg:height="3.12cm" draw:z-index="45"><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7">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47">Island Margin defines the distance between the UV patches.</text:p>
      <text:h text:style-name="Heading_20_5" text:outline-level="5"><text:bookmark-start text:name="__RefHeading___Toc15514_2567070647"/>Area Weight<text:bookmark-end text:name="__RefHeading___Toc15514_2567070647"/></text:h>
      <text:p text:style-name="P47">Weight Projection Vector by faces with larger areas.</text:p>
      <text:h text:style-name="Heading_20_5" text:outline-level="5"><text:bookmark-start text:name="__RefHeading___Toc15516_2567070647"/>Correct Aspect<text:bookmark-end text:name="__RefHeading___Toc15516_2567070647"/></text:h>
      <text:p text:style-name="P47">Take the Image Aspect Ratio into account.</text:p>
      <text:h text:style-name="Heading_20_4" text:outline-level="4"><draw:frame draw:style-name="fr7" draw:name="Bild280" text:anchor-type="paragraph" svg:y="0.46cm" svg:width="4.761cm" svg:height="2.521cm" draw:z-index="46"><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2">The Last Operator for Smart UV Project contains the same settings than the Smart UV Project Settings dialogue.</text:p>
      <text:p text:style-name="P72"/>
      <text:p text:style-name="P46"/>
      <text:h text:style-name="Heading_20_3" text:outline-level="3"><text:bookmark-start text:name="__RefHeading___Toc35220_3113705400"/>Lightmap Pack<text:bookmark-end text:name="__RefHeading___Toc35220_3113705400"/></text:h>
      <text:p text:style-name="P47"><draw:frame draw:style-name="fr1" draw:name="Bild283" text:anchor-type="paragraph" svg:y="-0.079cm" svg:width="5.45cm" svg:height="4.069cm" draw:z-index="47"><draw:image xlink:href="Pictures/1000000100000135000000E7A66CBB578C3904A5.png" xlink:type="simple" xlink:show="embed" xlink:actuate="onLoad" draw:mime-type="image/png"/></draw:frame>Lightmap Pack maps each face individually, and puts the result into the UV space. Without margin. </text:p>
      <text:p text:style-name="P47">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7">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7">Map all objects into one lightmap.</text:p>
      <text:h text:style-name="Heading_20_5" text:outline-level="5"><text:bookmark-start text:name="__RefHeading___Toc10193_934361924"/><text:soft-page-break/>New UV Map<text:bookmark-end text:name="__RefHeading___Toc10193_934361924"/></text:h>
      <text:p text:style-name="P47">Create a new UV map for every new mesh.</text:p>
      <text:h text:style-name="Heading_20_5" text:outline-level="5"><text:bookmark-start text:name="__RefHeading___Toc10195_934361924"/>New Image<text:bookmark-end text:name="__RefHeading___Toc10195_934361924"/></text:h>
      <text:p text:style-name="P47">Assign new Image to every new mesh.</text:p>
      <text:h text:style-name="Heading_20_5" text:outline-level="5"><text:bookmark-start text:name="__RefHeading___Toc10197_934361924"/>Image Size<text:bookmark-end text:name="__RefHeading___Toc10197_934361924"/></text:h>
      <text:p text:style-name="P47">The size for new images.</text:p>
      <text:h text:style-name="Heading_20_5" text:outline-level="5"><text:bookmark-start text:name="__RefHeading___Toc10199_934361924"/>Pack Quality<text:bookmark-end text:name="__RefHeading___Toc10199_934361924"/></text:h>
      <text:p text:style-name="P47">The pack quality. </text:p>
      <text:h text:style-name="Heading_20_5" text:outline-level="5"><text:bookmark-start text:name="__RefHeading___Toc10201_934361924"/>Margin<text:bookmark-end text:name="__RefHeading___Toc10201_934361924"/></text:h>
      <text:p text:style-name="P72">The distance between the single UV patches.</text:p>
      <text:p text:style-name="P36"/>
      <text:h text:style-name="P93" text:outline-level="2"><text:bookmark-start text:name="__RefHeading___Toc35222_31137054001"/>Follow Active Quads<text:bookmark-end text:name="__RefHeading___Toc35222_31137054001"/></text:h>
      <text:p text:style-name="P37">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00" text:outline-level="3"><draw:frame draw:style-name="fr3" draw:name="Bild23" text:anchor-type="paragraph" svg:x="13.39cm" svg:y="0.54cm" svg:width="5.35cm" svg:height="1.559cm" draw:z-index="54"><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5" text:outline-level="4"><text:bookmark-start text:name="__RefHeading___Toc10207_9343619241"/>Edge Length Mode<text:bookmark-end text:name="__RefHeading___Toc10207_9343619241"/></text:h>
      <text:p text:style-name="P37">Edge Length Mode is a drop-down box where you can choose the Length method.</text:p>
      <text:h text:style-name="P100" text:outline-level="3"><draw:frame draw:style-name="fr1" draw:name="Bild24" text:anchor-type="paragraph" svg:y="-0.014cm" svg:width="4.791cm" svg:height="1.071cm" draw:z-index="55"><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7">The Last Operator contains the same settings than the Settings dialogue.</text:p>
      <text:p text:style-name="P46"/>
      <text:h text:style-name="Heading_20_3" text:outline-level="3"><text:bookmark-start text:name="__RefHeading___Toc35224_3113705400"/>Cube Projection<text:bookmark-end text:name="__RefHeading___Toc35224_3113705400"/></text:h>
      <text:p text:style-name="P47">Cube Projection maps the mesh from six sides, means cubic.</text:p>
      <text:h text:style-name="Heading_20_4" text:outline-level="4"><draw:frame draw:style-name="fr6" draw:name="Bild286" text:anchor-type="paragraph" svg:y="0.34cm" svg:width="4.77cm" svg:height="2.18cm" draw:z-index="48"><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7">Cube Size defines the size of the UV mesh in the UV space.</text:p>
      <text:h text:style-name="Heading_20_5" text:outline-level="5"><text:bookmark-start text:name="__RefHeading___Toc10219_934361924"/>Correct Aspect<text:bookmark-end text:name="__RefHeading___Toc10219_934361924"/></text:h>
      <text:p text:style-name="P47">Take Image Aspect ratio into account.</text:p>
      <text:h text:style-name="Heading_20_5" text:outline-level="5"><text:bookmark-start text:name="__RefHeading___Toc10221_934361924"/>Clip to Bounds<text:bookmark-end text:name="__RefHeading___Toc10221_934361924"/></text:h>
      <text:p text:style-name="P47">Clip UV Coordinates to bounds after unwrapping.</text:p>
      <text:h text:style-name="Heading_20_5" text:outline-level="5"><text:bookmark-start text:name="__RefHeading___Toc10223_934361924"/><text:soft-page-break/>Scale to Bounds<text:bookmark-end text:name="__RefHeading___Toc10223_934361924"/></text:h>
      <text:p text:style-name="P47">Scale UV Coordinates to bounds after unwrapping.</text:p>
      <text:p text:style-name="P46"/>
      <text:h text:style-name="Heading_20_3" text:outline-level="3"><text:bookmark-start text:name="__RefHeading___Toc35226_3113705400"/>Cylinder Projection<text:bookmark-end text:name="__RefHeading___Toc35226_3113705400"/></text:h>
      <text:p text:style-name="P47">Cylinder Projection tries to map the geometry cylindric.</text:p>
      <text:h text:style-name="Heading_20_4" text:outline-level="4"><draw:frame draw:style-name="fr6" draw:name="Bild153" text:anchor-type="paragraph" svg:y="0.028cm" svg:width="4.77cm" svg:height="2.93cm" draw:z-index="49"><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7">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7">Align is a drop-down box where you can choose the Align method.</text:p>
      <text:h text:style-name="Heading_20_5" text:outline-level="5"><text:bookmark-start text:name="__RefHeading___Toc10233_934361924"/>Radius<text:bookmark-end text:name="__RefHeading___Toc10233_934361924"/></text:h>
      <text:p text:style-name="P47">Radius defines the Polar size of the UV mesh in the UV space.</text:p>
      <text:h text:style-name="Heading_20_5" text:outline-level="5"><text:bookmark-start text:name="__RefHeading___Toc10235_934361924"/>Correct Aspect<text:bookmark-end text:name="__RefHeading___Toc10235_934361924"/></text:h>
      <text:p text:style-name="P47">Take Image Aspect ratio into account.</text:p>
      <text:h text:style-name="Heading_20_5" text:outline-level="5"><text:bookmark-start text:name="__RefHeading___Toc10237_934361924"/>Clip to Bounds<text:bookmark-end text:name="__RefHeading___Toc10237_934361924"/></text:h>
      <text:p text:style-name="P47">Clip UV Coordinates to bounds after unwrapping.</text:p>
      <text:h text:style-name="Heading_20_5" text:outline-level="5"><text:bookmark-start text:name="__RefHeading___Toc10239_934361924"/>Scale to Bounds<text:bookmark-end text:name="__RefHeading___Toc10239_934361924"/></text:h>
      <text:p text:style-name="P72">Scale UV Coordinates to bounds after unwrapping.</text:p>
      <text:p text:style-name="P46"/>
      <text:h text:style-name="Heading_20_3" text:outline-level="3"><text:bookmark-start text:name="__RefHeading___Toc35228_3113705400"/>Sphere Projection<text:bookmark-end text:name="__RefHeading___Toc35228_3113705400"/></text:h>
      <text:p text:style-name="P47">Sphere Projection tries to map the geometry spherical.</text:p>
      <text:h text:style-name="Heading_20_4" text:outline-level="4"><draw:frame draw:style-name="fr6" draw:name="Bild154" text:anchor-type="paragraph" svg:y="-0.305cm" svg:width="4.791cm" svg:height="2.559cm" draw:z-index="52"><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7">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7">Align is a drop-down box where you can choose the Align method.</text:p>
      <text:h text:style-name="Heading_20_5" text:outline-level="5"><text:bookmark-start text:name="__RefHeading___Toc10249_934361924"/>Correct Aspect<text:bookmark-end text:name="__RefHeading___Toc10249_934361924"/></text:h>
      <text:p text:style-name="P47">Take Image Aspect ratio into account.</text:p>
      <text:h text:style-name="Heading_20_5" text:outline-level="5"><draw:frame draw:style-name="fr6" draw:name="Bild290" text:anchor-type="paragraph" svg:y="-0.071cm" svg:width="2.521cm" svg:height="1.45cm" draw:z-index="50"><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7">Clip UV Coordinates to bounds after unwrapping.</text:p>
      <text:h text:style-name="Heading_20_5" text:outline-level="5"><text:bookmark-start text:name="__RefHeading___Toc10253_934361924"/><text:soft-page-break/>Scale to Bounds<text:bookmark-end text:name="__RefHeading___Toc10253_934361924"/></text:h>
      <text:p text:style-name="P72">Scale UV Coordinates to bounds after unwrapping.</text:p>
      <text:p text:style-name="P72"/>
      <text:p text:style-name="P39"><draw:frame draw:style-name="fr1" draw:name="Bild221" text:anchor-type="paragraph" svg:y="0.522cm" svg:width="4.129cm" svg:height="4.159cm" draw:z-index="2"><draw:image xlink:href="Pictures/10000001000000EA000000EC374A8FD128309D7D.png" xlink:type="simple" xlink:show="embed" xlink:actuate="onLoad" draw:mime-type="image/png"/></draw:frame></text:p>
      <text:h text:style-name="P94"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0">Pinned vertices are marked red.</text:p>
      <text:p text:style-name="P40">A use case is for example when you have a distorted result for symmetric geometry like a face with the Conformal method. Then you can try to align two center vertices, pin them, and repeat the conformal method. It may be more symmetrical afterwards.</text:p>
      <text:h text:style-name="P94" text:outline-level="2"><draw:frame draw:style-name="fr1" draw:name="Bild222" text:anchor-type="paragraph" svg:y="0.466cm" svg:width="4.74cm" svg:height="1.05cm" draw:z-index="3"><draw:image xlink:href="Pictures/10000001000001180000003E571B19C909362A52.png" xlink:type="simple" xlink:show="embed" xlink:actuate="onLoad" draw:mime-type="image/png"/></draw:frame><text:bookmark-start text:name="__RefHeading___Toc723_3379235997"/>Unpin<text:bookmark-end text:name="__RefHeading___Toc723_3379235997"/></text:h>
      <text:p text:style-name="P40">Unpins pinned geometry.</text:p>
      <text:h text:style-name="P27" text:outline-level="4"><draw:frame draw:style-name="fr1" draw:name="Bild1" text:anchor-type="paragraph" svg:y="0.573cm" svg:width="4.129cm" svg:height="4.159cm" draw:z-index="4"><draw:image xlink:href="Pictures/10000001000000EA000000EC374A8FD128309D7D.png" xlink:type="simple" xlink:show="embed" xlink:actuate="onLoad" draw:mime-type="image/png"/></draw:frame><text:bookmark-start text:name="__RefHeading___Toc64543_2389264177"/>Last operator Pin<text:bookmark-end text:name="__RefHeading___Toc64543_2389264177"/></text:h>
      <text:p text:style-name="P40">This last operator appears in the 3D view. Pin and unpin shares the same last operator. </text:p>
      <text:h text:style-name="P106" text:outline-level="5"><text:bookmark-start text:name="__RefHeading___Toc64545_2389264177"/>Clear<text:bookmark-end text:name="__RefHeading___Toc64545_2389264177"/></text:h>
      <text:p text:style-name="P40">Unpins pinned geometry.</text:p>
      <text:p text:style-name="P13"/>
      <text:p text:style-name="P29"/>
      <text:h text:style-name="Heading_20_2" text:outline-level="2"><draw:frame draw:style-name="fr1" draw:name="Bild14" text:anchor-type="paragraph" svg:y="0.266cm" svg:width="5.87cm" svg:height="1.39cm" draw:z-index="31"><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7">Merges the selected vertices at the center point.</text:p>
      <text:h text:style-name="Heading_20_3" text:outline-level="3"><text:bookmark-start text:name="__RefHeading___Toc2212_1309005888"/>At Cursor<text:bookmark-end text:name="__RefHeading___Toc2212_1309005888"/></text:h>
      <text:p text:style-name="P67">Merges the selected vertices not only at the cursor. The last operator provides you with four methods.</text:p>
      <text:h text:style-name="P30" text:outline-level="4"><draw:frame draw:style-name="fr1" draw:name="Bild16" text:anchor-type="paragraph" svg:y="0.266cm" svg:width="4.77cm" svg:height="1.03cm" draw:z-index="32"><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07" text:outline-level="5"><text:bookmark-start text:name="__RefHeading___Toc64591_23892641771"/>Target<text:bookmark-end text:name="__RefHeading___Toc64591_23892641771"/></text:h>
      <text:p text:style-name="P12"><draw:frame draw:style-name="fr1" draw:name="Bild17" text:anchor-type="paragraph" svg:y="0.266cm" svg:width="2.76cm" svg:height="2.131cm" draw:z-index="33"><draw:image xlink:href="Pictures/10000001000000A30000007EBF4891CD214224BA.png" xlink:type="simple" xlink:show="embed" xlink:actuate="onLoad" draw:mime-type="image/png"/></draw:frame>T<text:span text:style-name="T30">he snapping target. Snap and merge at the following locations.</text:span></text:p>
      <text:p text:style-name="Text_20_body">Adjacent unselected</text:p>
      <text:p text:style-name="Text_20_body"><text:soft-page-break/>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7">Merge UV vertices when they are below a merge distance.</text:p>
      <text:h text:style-name="P30" text:outline-level="4"><draw:frame draw:style-name="fr1" draw:name="Bild18" text:anchor-type="paragraph" svg:y="0.266cm" svg:width="4.791cm" svg:height="1.439cm" draw:z-index="34"><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08"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45"><text:span text:style-name="T16">U</text:span><text:span text:style-name="T15">nselected</text:span></text:p>
      <text:p text:style-name="P45">Merge selected vertices to unselected vertices.</text:p>
      <text:h text:style-name="Heading_20_2" text:outline-level="2"><text:bookmark-start text:name="__RefHeading___Toc4480_3746768959"/>Split<text:bookmark-end text:name="__RefHeading___Toc4480_3746768959"/></text:h>
      <text:p text:style-name="P68">Splits the selected geometry. UV Sync Selection needs to be off.</text:p>
      <text:p text:style-name="P32"/>
      <text:h text:style-name="P95" text:outline-level="2"><draw:frame draw:style-name="fr1" draw:name="Bild233" text:anchor-type="paragraph" svg:y="0.783cm" svg:width="2.26cm" svg:height="2.29cm" draw:z-index="36"><draw:image xlink:href="Pictures/10000001000000D6000000D915EC190B2A23263E.png" xlink:type="simple" xlink:show="embed" xlink:actuate="onLoad" draw:mime-type="image/png"/></draw:frame><text:bookmark-start text:name="__RefHeading___Toc725_3379235997"/>Pack Islands<text:bookmark-end text:name="__RefHeading___Toc725_3379235997"/></text:h>
      <text:p text:style-name="P52">Pack Islands tries to pack the selected UV geometry as close together as possible. Without to waste too much empty space.</text:p>
      <text:p text:style-name="P54">Note that the<text:span text:style-name="T19"> algorithm fails at round geometry. It calculates with rectangle shapes. </text:span></text:p>
      <text:p text:style-name="P54"/>
      <text:h text:style-name="P31" text:outline-level="4"><draw:frame draw:style-name="fr1" draw:name="Bild229" text:anchor-type="paragraph" svg:y="-0.044cm" svg:width="4.78cm" svg:height="1.42cm" draw:z-index="35"><draw:image xlink:href="Pictures/100000000000011A0000005432291D51FB82CEC3.jpg" xlink:type="simple" xlink:show="embed" xlink:actuate="onLoad" draw:mime-type="image/jpeg"/></draw:frame><text:bookmark-start text:name="__RefHeading___Toc64579_2389264177"/>Last Operator Pack Islands<text:bookmark-end text:name="__RefHeading___Toc64579_2389264177"/></text:h>
      <text:p text:style-name="P42">This last operator appears in the 3D view.</text:p>
      <text:h text:style-name="P109" text:outline-level="5"><text:bookmark-start text:name="__RefHeading___Toc64581_2389264177"/>Rotate<text:bookmark-end text:name="__RefHeading___Toc64581_2389264177"/></text:h>
      <text:p text:style-name="P52">Allow the UV patches to be rotated while the pack operation.</text:p>
      <text:h text:style-name="P109" text:outline-level="5"><text:bookmark-start text:name="__RefHeading___Toc64583_2389264177"/>Margin<text:bookmark-end text:name="__RefHeading___Toc64583_2389264177"/></text:h>
      <text:p text:style-name="P52">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53"><draw:frame draw:style-name="fr5" draw:name="Bild19" text:anchor-type="paragraph" svg:y="0.116cm" svg:width="5.92cm" svg:height="2.949cm" draw:z-index="37"><draw:image xlink:href="Pictures/100000010000029F0000014F8450B45264597F8D.png" xlink:type="simple" xlink:show="embed" xlink:actuate="onLoad" draw:mime-type="image/png"/></draw:frame><draw:frame draw:style-name="fr3" draw:name="Bild20" text:anchor-type="paragraph" svg:x="6.712cm" svg:y="0.136cm" svg:width="5.881cm" svg:height="3.039cm" draw:z-index="38"><draw:image xlink:href="Pictures/100000010000029B0000015975587C9DDB1168F7.png" xlink:type="simple" xlink:show="embed" xlink:actuate="onLoad" draw:mime-type="image/png"/></draw:frame><text:soft-page-break/>Scales the selected UV geometry to have the same relative size than the rest of the mesh. So that the texels at the mesh have roughly the same size everywhere.</text:p>
      <text:p text:style-name="P34"/>
      <text:h text:style-name="Heading_20_2" text:outline-level="2"><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draw:frame draw:style-name="fr1" draw:name="Bild234" text:anchor-type="paragraph" svg:y="-0.067cm" svg:width="5.609cm" svg:height="5.129cm" draw:z-index="39"><draw:image xlink:href="Pictures/100000010000014B0000012F6D95721D2A177D0C.png" xlink:type="simple" xlink:show="embed" xlink:actuate="onLoad" draw:mime-type="image/png"/></draw:frame>To view stretched areas at your UV patches, tick <text:span text:style-name="T37">Display </text:span>Stretch in the <text:span text:style-name="T37">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40"><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41"><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42"><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1" draw:name="Bild238" text:anchor-type="paragraph" svg:y="0.476cm" svg:width="4.81cm" svg:height="1.85cm" draw:z-index="43"><draw:image xlink:href="Pictures/100000010000011C0000006DE704A9BAF6147894.png" xlink:type="simple" xlink:show="embed" xlink:actuate="onLoad" draw:mime-type="image/png"/></draw:frame></text:p>
      <text:h text:style-name="P33" text:outline-level="4"><text:bookmark-start text:name="__RefHeading___Toc64589_2389264177"/><text:soft-page-break/>Last Operator Minimize Stretch<text:bookmark-end text:name="__RefHeading___Toc64589_2389264177"/></text:h>
      <text:h text:style-name="P110"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10"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10" text:outline-level="5"><text:bookmark-start text:name="__RefHeading___Toc64595_2389264177"/>Iterations<text:bookmark-end text:name="__RefHeading___Toc64595_2389264177"/></text:h>
      <text:p text:style-name="P11">Number of iterations for the Minimize stretch algorithm.</text:p>
      <text:p text:style-name="P44"/>
      <text:h text:style-name="P96" text:outline-level="2"><text:bookmark-start text:name="__RefHeading___Toc727_3379235997"/>Stitch<text:bookmark-end text:name="__RefHeading___Toc727_3379235997"/></text:h>
      <text:p text:style-name="P41">Stitch tries to union UV patches along the selected edges or vertices. </text:p>
      <text:p text:style-name="P41"><draw:frame draw:style-name="fr5" draw:name="Bild223" text:anchor-type="paragraph" svg:y="0.392cm" svg:width="4.02cm" svg:height="3.93cm" draw:z-index="18"><draw:image xlink:href="Pictures/10000001000000E4000000DF64C16F53F23BEA11.png" xlink:type="simple" xlink:show="embed" xlink:actuate="onLoad" draw:mime-type="image/png"/></draw:frame><draw:frame draw:style-name="fr3" draw:name="Bild225" text:anchor-type="paragraph" svg:x="5.468cm" svg:y="0.469cm" svg:width="4.001cm" svg:height="4.039cm" draw:z-index="19"><draw:image xlink:href="Pictures/10000001000000E3000000E5C975ED961A595782.png" xlink:type="simple" xlink:show="embed" xlink:actuate="onLoad" draw:mime-type="image/png"/></draw:frame></text:p>
      <text:p text:style-name="P41"/>
      <text:p text:style-name="P41"/>
      <text:p text:style-name="P41"/>
      <text:p text:style-name="P41"/>
      <text:p text:style-name="P41"/>
      <text:p text:style-name="P41"/>
      <text:h text:style-name="P101" text:outline-level="3"><draw:frame draw:style-name="fr1" draw:name="Bild226" text:anchor-type="paragraph" svg:y="0.33cm" svg:width="4.791cm" svg:height="3.671cm" draw:z-index="20"><draw:image xlink:href="Pictures/100000010000011B000000D916822985ACAC1B40.png" xlink:type="simple" xlink:show="embed" xlink:actuate="onLoad" draw:mime-type="image/png"/></draw:frame><text:bookmark-start text:name="__RefHeading___Toc64551_2389264177"/>Last Operator Stitch<text:bookmark-end text:name="__RefHeading___Toc64551_2389264177"/></text:h>
      <text:p text:style-name="P41">This last operator appears in the 3D view. </text:p>
      <text:h text:style-name="P28" text:outline-level="4"><text:bookmark-start text:name="__RefHeading___Toc64553_2389264177"/>Use Limit<text:bookmark-end text:name="__RefHeading___Toc64553_2389264177"/></text:h>
      <text:p text:style-name="P41">Just snap when the elements are below a given distance.</text:p>
      <text:h text:style-name="P111" text:outline-level="5"><text:bookmark-start text:name="__RefHeading___Toc64555_2389264177"/>Snap Island<text:bookmark-end text:name="__RefHeading___Toc64555_2389264177"/></text:h>
      <text:p text:style-name="P41">Snap the whole UV patch, or just the selected edge(s)/vertices</text:p>
      <text:h text:style-name="P28" text:outline-level="4"><text:bookmark-start text:name="__RefHeading___Toc64557_2389264177"/>Limit<text:bookmark-end text:name="__RefHeading___Toc64557_2389264177"/></text:h>
      <text:p text:style-name="P41">The limit distance for Use Limit.</text:p>
      <text:h text:style-name="P28" text:outline-level="4"><text:bookmark-start text:name="__RefHeading___Toc64559_2389264177"/>Static Island<text:bookmark-end text:name="__RefHeading___Toc64559_2389264177"/></text:h>
      <text:p text:style-name="P41">Adjust which island stays in place when stitching.</text:p>
      <text:h text:style-name="P28" text:outline-level="4"><text:bookmark-start text:name="__RefHeading___Toc57599_218003068"/>Active Object<text:bookmark-end text:name="__RefHeading___Toc57599_218003068"/></text:h>
      <text:p text:style-name="P61">Index of the active object.</text:p>
      <text:h text:style-name="P28" text:outline-level="4"><text:bookmark-start text:name="__RefHeading___Toc64561_2389264177"/><text:soft-page-break/>Snap at Midpoint<text:bookmark-end text:name="__RefHeading___Toc64561_2389264177"/></text:h>
      <text:p text:style-name="P41">Snap at the center point of the two elements instead the first to the last.</text:p>
      <text:h text:style-name="P28" text:outline-level="4"><text:bookmark-start text:name="__RefHeading___Toc64563_2389264177"/>Clear Seams<text:bookmark-end text:name="__RefHeading___Toc64563_2389264177"/></text:h>
      <text:p text:style-name="P41">Unmarks seams when stitching.</text:p>
      <text:h text:style-name="P28" text:outline-level="4"><draw:frame draw:style-name="fr3" draw:name="Bild227" text:anchor-type="paragraph" svg:x="16.161cm" svg:y="0.425cm" svg:width="2.54cm" svg:height="1.431cm" draw:z-index="21"><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41">The operation mode. Calculate with Edges or Vertices.</text:p>
      <text:p text:style-name="P41"/>
      <text:p text:style-name="P43"/>
      <text:h text:style-name="P96" text:outline-level="2"><text:bookmark-start text:name="__RefHeading___Toc729_3379235997"/>Mark Seam<text:bookmark-end text:name="__RefHeading___Toc729_3379235997"/></text:h>
      <text:p text:style-name="P62"><draw:frame draw:style-name="fr1" draw:name="Bild481" text:anchor-type="paragraph" svg:y="1.207cm" svg:width="5.639cm" svg:height="3.03cm" draw:z-index="22"><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2">Same goes for the UV patches when you use Angle based or conformal unwrapping. You need to cut your mesh into parts<text:span text:style-name="T25"> and mark edges as seams</text:span>, so that the algorithm knows where the seams are.</text:p>
      <text:p text:style-name="P62">Mark seam marks the currently selected edge(s) as a seam. Seam edges will be displayed as red in the 3D viewport.<text:span text:style-name="T18"> But not in the UV Image Editor. The UV patches represents the seams.</text:span></text:p>
      <text:p text:style-name="P62">You need to unwrap the mesh again when you want to apply changes<text:span text:style-name="T26"> by the new marked seams</text:span>.</text:p>
      <text:h text:style-name="P101" text:outline-level="3"><draw:frame draw:style-name="fr2" draw:name="Bild1063" text:anchor-type="paragraph" svg:width="4.81cm" svg:height="1.02cm" draw:z-index="23"><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8" text:outline-level="4"><text:bookmark-start text:name="__RefHeading___Toc64531_2389264177"/>Clear<text:bookmark-end text:name="__RefHeading___Toc64531_2389264177"/></text:h>
      <text:p text:style-name="P63">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2">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51">Unwrapping creates the UV geometry from the 3D object. You mark the seams, then you click at unwrap, and the UV mesh gets created.</text:p>
      <text:p text:style-name="P51">Mark Seams from islands goes the other way around for marking seams. It creates the seams at the mesh object in the 3D view from the UV geometry in the UV Image Editor. </text:p>
      <text:p text:style-name="P51">A use case is when you import meshes. Then you usually just have the UV patches in the UV Image editor. And <text:soft-page-break/>when you want to modify the UV's further, then you need the seams at the mesh.</text:p>
      <text:p text:style-name="Horizontal_20_Line"/>
      <text:h text:style-name="Heading_20_2" text:outline-level="2"><draw:frame draw:style-name="fr1" draw:name="Bild11" text:anchor-type="paragraph" svg:y="0.138cm" svg:width="5.911cm" svg:height="2.79cm" draw:z-index="24"><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9">Align the selected geometry. Affected are the vertices. </text:p>
      <text:h text:style-name="Heading_20_3" text:outline-level="3"><text:bookmark-start text:name="__RefHeading___Toc10376_3379235997"/>Straighten<text:bookmark-end text:name="__RefHeading___Toc10376_3379235997"/></text:h>
      <text:p text:style-name="P64">Straightens the selected geometry in both directions, X and Y axis.</text:p>
      <text:h text:style-name="Heading_20_3" text:outline-level="3"><text:bookmark-start text:name="__RefHeading___Toc39265_2426242040"/>Straighten X<text:bookmark-end text:name="__RefHeading___Toc39265_2426242040"/></text:h>
      <text:p text:style-name="P64">Straightens the selected geometry along the X axis.</text:p>
      <text:h text:style-name="Heading_20_3" text:outline-level="3"><text:bookmark-start text:name="__RefHeading___Toc39267_2426242040"/>Straighten Y<text:bookmark-end text:name="__RefHeading___Toc39267_2426242040"/></text:h>
      <text:p text:style-name="P64">Straightens the selected geometry along the Y axis.</text:p>
      <text:h text:style-name="Heading_20_3" text:outline-level="3"><text:bookmark-start text:name="__RefHeading___Toc39269_2426242040"/>Align Auto<text:bookmark-end text:name="__RefHeading___Toc39269_2426242040"/></text:h>
      <text:p text:style-name="P17">Aligns the selection. The align axis gets chosen from the selection itself. When it's higher than tall, then it aligns along the Y axis. When it's taller than high, then it aligns along the X axis.</text:p>
      <text:p text:style-name="P17"><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17">Aligns the selection along the X axis. <text:span text:style-name="T24">The </text:span>align<text:span text:style-name="T24"> point is the pivot of the selection.</text:span></text:p>
      <text:h text:style-name="Heading_20_3" text:outline-level="3"><text:bookmark-start text:name="__RefHeading___Toc39273_2426242040"/>Align Y<text:bookmark-end text:name="__RefHeading___Toc39273_2426242040"/></text:h>
      <text:p text:style-name="P17">Aligns the selection along the Y axis. <text:span text:style-name="T24">The </text:span>align<text:span text:style-name="T24"> point is the pivot of the selection.</text:span></text:p>
      <text:h text:style-name="Heading_20_4" text:outline-level="4"><draw:frame draw:style-name="fr1" draw:name="Bild217" text:anchor-type="paragraph" svg:y="0.483cm" svg:width="4.81cm" svg:height="1.03cm" draw:z-index="25"><draw:image xlink:href="Pictures/100000010000011C0000003D9CEF124403DA0ADE.png" xlink:type="simple" xlink:show="embed" xlink:actuate="onLoad" draw:mime-type="image/png"/></draw:frame><text:bookmark-start text:name="__RefHeading___Toc64525_2389264177"/>Last operator <text:span text:style-name="T27">Align</text:span><text:bookmark-end text:name="__RefHeading___Toc64525_2389264177"/></text:h>
      <text:p text:style-name="P17">The Last operator Align unions all the single straighten and align actions in one operator.</text:p>
      <text:h text:style-name="Heading_20_5" text:outline-level="5"><draw:frame draw:style-name="fr4" draw:name="Bild218" text:anchor-type="paragraph" svg:y="0.623cm" svg:width="2.559cm" svg:height="2.979cm" draw:z-index="26"><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6">Lists the straighten and align methods again.</text:p>
      <text:p text:style-name="P14"/>
      <text:p text:style-name="P14"/>
      <text:p text:style-name="P14"/>
      <text:p text:style-name="P14"/>
      <text:h text:style-name="Heading_20_3" text:outline-level="3"><text:bookmark-start text:name="__RefHeading___Toc2235_2052989344"/>Align Rotation<text:bookmark-end text:name="__RefHeading___Toc2235_2052989344"/></text:h>
      <text:p text:style-name="P82">Aligns the selected geometry horizontally or vertically. It aligns to the closest angle.</text:p>
      <text:h text:style-name="Heading_20_4" text:outline-level="4"><draw:frame draw:style-name="fr1" draw:name="Bild28" text:anchor-type="paragraph" svg:y="0.483cm" svg:width="4.791cm" svg:height="1.071cm" draw:z-index="60"><draw:image xlink:href="Pictures/100000010000011B0000003F059A140681E7F043.png" xlink:type="simple" xlink:show="embed" xlink:actuate="onLoad" draw:mime-type="image/png"/></draw:frame><text:bookmark-start text:name="__RefHeading___Toc64525_23892641771"/><text:soft-page-break/>Last operator <text:span text:style-name="T27">Align</text:span><text:span text:style-name="T38"> Rotation</text:span><text:bookmark-end text:name="__RefHeading___Toc64525_23892641771"/></text:h>
      <text:h text:style-name="P112" text:outline-level="5"><text:bookmark-start text:name="__RefHeading___Toc64527_23892641771"/>Method<text:bookmark-end text:name="__RefHeading___Toc64527_23892641771"/></text:h>
      <text:h text:style-name="Heading_20_6" text:outline-level="6"><draw:frame draw:style-name="fr4" draw:name="Bild29" text:anchor-type="paragraph" svg:y="0.266cm" svg:width="3.39cm" svg:height="1.76cm" draw:z-index="61"><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2">Aligns the whole geometry.</text:p>
      <text:h text:style-name="Heading_20_6" text:outline-level="6"><text:bookmark-start text:name="__RefHeading___Toc2239_2052989344"/>Edge<text:bookmark-end text:name="__RefHeading___Toc2239_2052989344"/></text:h>
      <text:p text:style-name="P82"><draw:frame draw:style-name="fr4" draw:name="Bild30" text:anchor-type="paragraph" svg:y="0.169cm" svg:width="3.05cm" svg:height="2.79cm" draw:z-index="62"><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2">Checks for selection, and aligns then either the whole geometry or by the selected edge.</text:p>
      <text:p text:style-name="Text_20_body"/>
      <text:p text:style-name="P15"/>
      <text:p text:style-name="Horizontal_20_Line"/>
      <text:h text:style-name="Heading_20_2" text:outline-level="2"><draw:frame draw:style-name="fr1" draw:name="Bild13" text:anchor-type="paragraph" svg:y="0.217cm" svg:width="5.911cm" svg:height="1.54cm" draw:z-index="28"><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71"><draw:frame draw:style-name="fr1" draw:name="Bild12" text:anchor-type="paragraph" svg:y="0.706cm" svg:width="5.911cm" svg:height="1.191cm" draw:z-index="27"><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71"/>
      <text:p text:style-name="Horizontal_20_Line"/>
      <text:h text:style-name="Heading_20_2" text:outline-level="2"><text:bookmark-start text:name="__RefHeading___Toc2343_1788021231"/>Copy UV<text:bookmark-end text:name="__RefHeading___Toc2343_1788021231"/></text:h>
      <text:p text:style-name="P83">Copy selected UV vertices. </text:p>
      <text:h text:style-name="Heading_20_2" text:outline-level="2"><text:bookmark-start text:name="__RefHeading___Toc2345_1788021231"/>Paste UV<text:bookmark-end text:name="__RefHeading___Toc2345_1788021231"/></text:h>
      <text:p text:style-name="P83">Pastes copied UV vertices. </text:p>
      <text:p text:style-name="Horizontal_20_Line"/>
      <text:h text:style-name="Heading_20_2" text:outline-level="2"><text:bookmark-start text:name="__RefHeading___Toc20745_3379235997"/>Show / Hide Faces<text:bookmark-end text:name="__RefHeading___Toc20745_3379235997"/></text:h>
      <text:p text:style-name="P20"><draw:frame draw:style-name="fr3" draw:name="Bild21" text:anchor-type="paragraph" svg:x="12.79cm" svg:y="0.12cm" svg:width="5.99cm" svg:height="1.131cm" draw:z-index="44"><draw:image xlink:href="Pictures/100000010000016200000043183A4EC128F57A8D.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8">Makes all <text:span text:style-name="T29">geometry</text:span> visible again.</text:p>
      <text:h text:style-name="Heading_20_3" text:outline-level="3"><text:bookmark-start text:name="__RefHeading___Toc4006_2674396238"/>Hide Selected<text:bookmark-end text:name="__RefHeading___Toc4006_2674396238"/></text:h>
      <text:p text:style-name="P18">Hides the selected <text:span text:style-name="T29">geometry</text:span>.</text:p>
      <text:h text:style-name="Heading_20_3" text:outline-level="3"><text:bookmark-start text:name="__RefHeading___Toc4008_2674396238"/>Hide Unselected<text:bookmark-end text:name="__RefHeading___Toc4008_2674396238"/></text:h>
      <text:p text:style-name="P18">Hides the not selected <text:span text:style-name="T29">geometry</text:span>. The selected <text:span text:style-name="T29">geometry</text:span> stays visible.</text:p>
      <text:p text:style-name="P18"/>
      <text:h text:style-name="Heading_20_3" text:outline-level="3"><draw:frame draw:style-name="fr2" draw:name="Bild402" text:anchor-type="paragraph" svg:width="4.77cm" svg:height="1.071cm" draw:z-index="29"><draw:image xlink:href="Pictures/100000010000011A0000003F68450ED88217AC5C.png" xlink:type="simple" xlink:show="embed" xlink:actuate="onLoad" draw:mime-type="image/png"/></draw:frame><text:bookmark-start text:name="__RefHeading___Toc20747_3379235997"/><text:soft-page-break/>Last Operator Reveal Hidden / Hide Selected<text:bookmark-end text:name="__RefHeading___Toc20747_3379235997"/></text:h>
      <text:h text:style-name="P19" text:outline-level="4"><text:bookmark-start text:name="__RefHeading___Toc52760_1737773070"/>Select<text:bookmark-end text:name="__RefHeading___Toc52760_1737773070"/></text:h>
      <text:p text:style-name="P70">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6">Resets the UV projection. Every single face gets fit into the UV space range of 0/1</text:p>
      <text:p text:style-name="Horizontal_20_Line"/>
      <text:h text:style-name="P97" text:outline-level="2"><text:bookmark-start text:name="__RefHeading___Toc20749_3379235997"/>Export UV Layout<text:bookmark-end text:name="__RefHeading___Toc20749_3379235997"/></text:h>
      <text:p text:style-name="P65">Export the UV layout to an image, so that you can use it as a mask to build your texture in your favorite image editing software like Photoshop. It will open a file dialog, where you can define further export settings down left.</text:p>
      <text:h text:style-name="P102" text:outline-level="3"><draw:frame draw:style-name="fr1" draw:name="Bild77" text:anchor-type="paragraph" svg:y="-0.247cm" svg:width="4.05cm" svg:height="2.709cm" draw:z-index="30"><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5">Export all UV's, not just the visible ones.</text:p>
      <text:h text:style-name="P102" text:outline-level="3"><text:bookmark-start text:name="__RefHeading___Toc3713_3288610003"/>Modified<text:bookmark-end text:name="__RefHeading___Toc3713_3288610003"/></text:h>
      <text:p text:style-name="P65">Export UV's from the modified mesh.</text:p>
      <text:h text:style-name="P102" text:outline-level="3"><text:bookmark-start text:name="__RefHeading___Toc3715_3288610003"/>Format<text:bookmark-end text:name="__RefHeading___Toc3715_3288610003"/></text:h>
      <text:p text:style-name="P65">Choose the export format. </text:p>
      <text:h text:style-name="P102" text:outline-level="3"><text:bookmark-start text:name="__RefHeading___Toc3717_3288610003"/>Size<text:bookmark-end text:name="__RefHeading___Toc3717_3288610003"/></text:h>
      <text:p text:style-name="P65">Define the size of the image.</text:p>
      <text:h text:style-name="P102" text:outline-level="3"><text:bookmark-start text:name="__RefHeading___Toc3719_3288610003"/>Fill Opacity<text:bookmark-end text:name="__RefHeading___Toc3719_3288610003"/></text:h>
      <text:p text:style-name="P65">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34S</meta:editing-duration>
    <meta:editing-cycles>804</meta:editing-cycles>
    <meta:generator>LibreOffice/7.2.7.2$Windows_X86_64 LibreOffice_project/8d71d29d553c0f7dcbfa38fbfda25ee34cce99a2</meta:generator>
    <dc:date>2023-03-23T18:05:18.157000000</dc:date>
    <meta:document-statistic meta:table-count="3" meta:image-count="64" meta:object-count="0" meta:page-count="20" meta:paragraph-count="532" meta:word-count="3160" meta:character-count="18014" meta:non-whitespace-character-count="15362"/>
    <meta:template xlink:type="simple" xlink:actuate="onRequest" xlink:title="standard1cm" xlink:href="../../../AppData/Roaming/LibreOffice/4/user/template/standard1cm.ott" meta:date="2016-03-29T10:15:31.334000000"/>
  </office:meta>
</office:document-meta>
</file>